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sans" svg:font-family="Lucidasan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8" style:family="table">
      <style:table-properties style:width="9.144cm" fo:margin-top="0cm" fo:margin-bottom="0cm" table:align="left" fo:background-color="transparent" style:writing-mode="lr-tb">
        <style:background-image/>
      </style:table-properties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2.298cm"/>
    </style:style>
    <style:style style:name="Table8.C" style:family="table-column">
      <style:table-column-properties style:column-width="2.745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padding-left="0.199cm" fo:padding-right="0.191cm" fo:padding-top="0cm" fo:padding-bottom="0cm" fo:border-left="none" fo:border-right="0.5pt solid #000000" fo:border-top="none" fo:border-bottom="0.5pt solid #000000"/>
    </style:style>
    <style:style style:name="Table8.B1" style:family="table-cell">
      <style:table-cell-properties style:vertical-align="middle" fo:background-color="#1ca2b8" fo:padding-left="0.199cm" fo:padding-right="0.191cm" fo:padding-top="0cm" fo:padding-bottom="0cm" fo:border="0.5pt solid #000000">
        <style:background-image/>
      </style:table-cell-properties>
    </style:style>
    <style:style style:name="Table8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4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4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4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5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5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5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6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6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6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7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7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7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8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8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8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9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9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9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" style:family="table">
      <style:table-properties style:width="9.144cm" table:align="left"/>
    </style:style>
    <style:style style:name="Tableau1.A" style:family="table-column">
      <style:table-column-properties style:column-width="4.399cm"/>
    </style:style>
    <style:style style:name="Tableau1.B" style:family="table-column">
      <style:table-column-properties style:column-width="1.603cm"/>
    </style:style>
    <style:style style:name="Tableau1.C" style:family="table-column">
      <style:table-column-properties style:column-width="3.141cm"/>
    </style:style>
    <style:style style:name="Tableau1.A1" style:family="table-cell">
      <style:table-cell-properties style:vertical-align="middle" fo:padding="0cm" fo:border="none"/>
    </style:style>
    <style:style style:name="Tableau1.C1" style:family="table-cell">
      <style:table-cell-properties style:vertical-align="middle"/>
    </style:style>
    <style:style style:name="Tableau1.C2" style:family="table-cell">
      <style:table-cell-properties style:vertical-align="middle"/>
    </style:style>
    <style:style style:name="Tableau1.C3" style:family="table-cell">
      <style:table-cell-properties style:vertical-align="middle"/>
    </style:style>
    <style:style style:name="Tableau1.C4" style:family="table-cell">
      <style:table-cell-properties style:vertical-align="middle"/>
    </style:style>
    <style:style style:name="Tableau1.C5" style:family="table-cell">
      <style:table-cell-properties style:vertical-align="middle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" style:family="paragraph" style:parent-style-name="_5f_Tableau_5f_Pointillés_5f_Grisés">
      <style:text-properties officeooo:paragraph-rsid="002c7ea5"/>
    </style:style>
    <style:style style:name="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0" style:family="paragraph" style:parent-style-name="_5f_Footer_20_page_20_impaire_20__28_D_29_">
      <style:text-properties officeooo:paragraph-rsid="01316a8b"/>
    </style:style>
    <style:style style:name="P11" style:family="paragraph" style:parent-style-name="_5f_Footer_20_page_20_impaire_20__28_D_29_"/>
    <style:style style:name="P1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1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1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17" style:family="paragraph" style:parent-style-name="_5f_Footer_20_page_20_paire_20__28_G_29_">
      <style:text-properties officeooo:paragraph-rsid="013b50d8"/>
    </style:style>
    <style:style style:name="P18" style:family="paragraph" style:parent-style-name="_5f_Footer_20_page_20_paire_20__28_G_29_">
      <style:text-properties officeooo:paragraph-rsid="01397109"/>
    </style:style>
    <style:style style:name="P19" style:family="paragraph" style:parent-style-name="_5f_Footer_20_page_20_paire_20__28_G_29_">
      <style:text-properties officeooo:paragraph-rsid="0135ac9e"/>
    </style:style>
    <style:style style:name="P20" style:family="paragraph" style:parent-style-name="_5f_Footer_20_page_20_paire_20__28_G_29_">
      <style:text-properties officeooo:paragraph-rsid="01336347"/>
    </style:style>
    <style:style style:name="P21" style:family="paragraph" style:parent-style-name="_5f_Footer_20_page_20_paire_20__28_G_29_">
      <style:text-properties officeooo:paragraph-rsid="01316a8b"/>
    </style:style>
    <style:style style:name="P22" style:family="paragraph" style:parent-style-name="_5f_Footer_20_page_20_paire_20__28_G_29_"/>
    <style:style style:name="P23" style:family="paragraph" style:parent-style-name="_5f_Header_20_D_20_page_20_paire_20__28_G_29_">
      <style:text-properties officeooo:rsid="0101821f" officeooo:paragraph-rsid="0101821f"/>
    </style:style>
    <style:style style:name="P24" style:family="paragraph" style:parent-style-name="_5f_Header_20_D_20_page_20_paire_20__28_G_29_">
      <style:text-properties officeooo:paragraph-rsid="00fe4814"/>
    </style:style>
    <style:style style:name="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26" style:family="paragraph" style:parent-style-name="_5f_Header_20_G_20_page_20_paire_20__28_G_29_">
      <style:text-properties officeooo:rsid="00ff3616" officeooo:paragraph-rsid="00ff3616"/>
    </style:style>
    <style:style style:name="P27" style:family="paragraph" style:parent-style-name="_5f_Header_20_M_20_page_20_impaire_20__28_D_29_">
      <style:text-properties officeooo:rsid="01035d0f" officeooo:paragraph-rsid="01035d0f"/>
    </style:style>
    <style:style style:name="P28" style:family="paragraph" style:parent-style-name="_5f_Header_20_M_20_page_20_paire_20__28_G_29_">
      <style:text-properties officeooo:rsid="0101a5c8" officeooo:paragraph-rsid="0101a5c8"/>
    </style:style>
    <style:style style:name="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0" style:family="paragraph" style:parent-style-name="_5f_Paragraphe_5f_Bullet" style:list-style-name=""/>
    <style:style style:name="P31" style:family="paragraph" style:parent-style-name="_5f_Paragraphe_5f_avec_5f_Num_5f_Question" style:list-style-name="_5f_Numérotation_20_des_20_exercices"/>
    <style:style style:name="P32" style:family="paragraph" style:parent-style-name="_5f_Premier_5f_Titre_5f_Exercices_5f_avec_5f_Num_20_Exo_5f_Avec_5f_Titre" style:list-style-name="_5f_Numérotation_20_des_20_exercices" style:master-page-name="SERIE_5f_Geometrie_5f_CLR_5f_1ca2b8_5f_2col">
      <style:paragraph-properties style:page-number="auto"/>
    </style:style>
    <style:style style:name="P33" style:family="paragraph" style:parent-style-name="_5f_Premier_5f_Titre_5f_Exercices_5f_avec_5f_Num_5f_Exo_5f_sans_5f_Titre" style:list-style-name="_5f_Numérotation_20_des_20_exercices"/>
    <style:style style:name="P34" style:family="paragraph" style:parent-style-name="_5f_Titre_5f_Exercices_5f_sans_5f_Titre" style:list-style-name="_5f_Numérotation_20_des_20_exercices"/>
    <style:style style:name="P35" style:family="paragraph" style:parent-style-name="_5f_Titre_5f_Exercices_5f_sans_5f_Titre" style:list-style-name="_5f_Numérotation_20_des_20_exercices">
      <style:paragraph-properties style:writing-mode="lr-tb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="solid" draw:fill-color="#9d0f89"/>
    </style:style>
    <style:style style:name="P39" style:family="paragraph">
      <loext:graphic-properties draw:fill="solid" draw:fill-color="#1ca2b8"/>
    </style:style>
    <style:style style:name="P40" style:family="paragraph">
      <loext:graphic-properties draw:fill="solid" draw:fill-color="#d7e12c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indent="0cm" style:writing-mode="lr-tb"/>
    </style:style>
    <style:style style:name="P6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6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fb241"/>
    </style:style>
    <style:style style:name="P6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2c7ea5"/>
    </style:style>
    <style:style style:name="T8" style:family="text">
      <style:text-properties officeooo:rsid="002e6d06"/>
    </style:style>
    <style:style style:name="T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solid" draw:fill-color="#c0c0c0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c0c0c0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0c0c0" draw:textarea-horizontal-align="justify" draw:textarea-vertical-align="middle" draw:auto-grow-height="false" fo:min-height="1.787cm" fo:min-width="1.30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82cm" fo:min-width="5.973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loext:fill-use-slide-background="false" draw:textarea-horizontal-align="justify" draw:textarea-vertical-align="middle" draw:auto-grow-height="false" fo:min-height="1.789cm" fo:min-width="1.312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loext:fill-use-slide-background="false" draw:textarea-horizontal-align="justify" draw:textarea-vertical-align="middle" draw:auto-grow-height="false" fo:min-height="1.789cm" fo:min-width="1.312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961cm" fo:min-width="1.593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6" style:family="graphic">
      <style:graphic-properties draw:stroke="solid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style:writing-mode="lr-tb" loext:decorative="false" fo:margin-top="0cm" fo:margin-bottom="0.199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loext:decorative="false" style:run-through="foreground"/>
    </style:style>
    <style:style style:name="gr29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" style:family="graphic">
      <style:graphic-properties style:writing-mode="lr-tb" loext:decorative="false" style:run-through="foreground"/>
    </style:style>
    <style:style style:name="gr3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solid" draw:stroke-dash="Dashed_20__28_var_29__20_6788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" style:family="graphic">
      <style:graphic-properties draw:stroke="solid" draw:stroke-dash="Dashed_20__28_var_29__20_6789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5" style:family="graphic">
      <style:graphic-properties draw:stroke="solid" draw:stroke-dash="Dashed_20__28_var_29__20_679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6" style:family="graphic">
      <style:graphic-properties draw:stroke="solid" draw:stroke-dash="Dashed_20__28_var_29__20_6791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7" style:family="graphic">
      <style:graphic-properties draw:stroke="solid" draw:stroke-dash="Dashed_20__28_var_29__20_6792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solid" draw:stroke-dash="Dashed_20__28_var_29__20_6793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93cm" fo:min-width="0.46cm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loext:decorative="fals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d9e0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loext:decorative="false" style:run-through="foreground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fb241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loext:decorative="false" style:run-through="foreground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loext:decorative="false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0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2" style:family="graphic">
      <style:graphic-properties draw:stroke="dash" draw:stroke-dash="Dashed_20__28_var_29__20_6796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dash" draw:stroke-dash="Dashed_20__28_var_29__20_6797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5" style:family="graphic">
      <style:graphic-properties draw:stroke="dash" draw:stroke-dash="Dashed_20__28_var_29__20_6798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6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82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1.24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82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2" style:family="graphic">
      <style:graphic-properties draw:stroke="dash" draw:stroke-dash="Dashed_20__28_var_29__20_67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4" style:family="graphic">
      <style:graphic-properties draw:stroke="solid" draw:stroke-dash="Dashed_20__28_var_29__20_67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" style:family="graphic">
      <style:graphic-properties draw:stroke="solid" draw:stroke-dash="Dashed_20__28_var_29__20_67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6" style:family="graphic">
      <style:graphic-properties draw:stroke="solid" draw:stroke-dash="Dashed_20__28_var_29__20_68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" style:family="graphic">
      <style:graphic-properties draw:stroke="solid" draw:stroke-dash="Dashed_20__28_var_29__20_6801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" style:family="graphic">
      <style:graphic-properties draw:stroke="solid" draw:stroke-dash="Dashed_20__28_var_29__20_6802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" style:family="graphic">
      <style:graphic-properties draw:stroke="solid" draw:stroke-dash="Dashed_20__28_var_29__20_6803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" style:family="graphic">
      <style:graphic-properties draw:stroke="solid" draw:stroke-dash="Dashed_20__28_var_29__20_680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" style:family="graphic">
      <style:graphic-properties draw:stroke="solid" draw:stroke-dash="Dashed_20__28_var_29__20_6805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" style:family="graphic">
      <style:graphic-properties draw:stroke="solid" draw:stroke-dash="Dashed_20__28_var_29__20_6806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3" style:family="graphic">
      <style:graphic-properties style:writing-mode="lr-tb" loext:decorative="false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74" style:family="graphic">
      <style:graphic-properties draw:stroke="solid" svg:stroke-width="0cm" svg:stroke-color="#c0c0c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7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79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80" style:family="graphic">
      <style:graphic-properties draw:stroke="solid" draw:stroke-dash="Ultrafine_20_Dashe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81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6cm" fo:min-width="0.82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2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6cm" fo:min-width="1.13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3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draw:stroke="solid" svg:stroke-width="0cm" svg:stroke-color="#c0c0c0" draw:marker-start="" draw:marker-start-width="0.199cm" draw:marker-start-center="false" draw:marker-end="" draw:marker-end-width="0.199cm" draw:marker-end-center="false" draw:fill="solid" draw:fill-color="#c0c0c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221cm" fo:min-width="0.954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8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275cm" fo:min-width="0.487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8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2579608" text:style-name="_5f_Numérotation_20_des_20_exercices">
        <text:list-item>
          <text:h text:style-name="P32" text:outline-level="1"><text:span text:style-name="_5f_Caractères_5f_gras">Apparence</text:span></text:h>
        </text:list-item>
      </text:list>
      <text:h text:style-name="_5f_Paragraphe" text:outline-level="1"><draw:g text:anchor-type="paragraph" draw:z-index="32" draw:name="Shape1" draw:style-name="gr42"><draw:line draw:style-name="gr43" draw:text-style-name="P53" svg:x1="7.075cm" svg:y1="0.481cm" svg:x2="7.075cm" svg:y2="1.481cm"><text:p/></draw:line><draw:line draw:style-name="gr44" draw:text-style-name="P53" svg:x1="6.075cm" svg:y1="1.081cm" svg:x2="8.075cm" svg:y2="1.081cm"><text:p/></draw:line><draw:line draw:style-name="gr44" draw:text-style-name="P53" svg:x1="6.075cm" svg:y1="2.083cm" svg:x2="8.075cm" svg:y2="2.083cm"><text:p/></draw:line><draw:line draw:style-name="gr44" draw:text-style-name="P53" svg:x1="6.075cm" svg:y1="1.081cm" svg:x2="7.075cm" svg:y2="0.481cm"><text:p/></draw:line><draw:line draw:style-name="gr44" draw:text-style-name="P53" svg:x1="7.075cm" svg:y1="0.481cm" svg:x2="9.075cm" svg:y2="0.481cm"><text:p/></draw:line><draw:line draw:style-name="gr43" draw:text-style-name="P53" svg:x1="7.075cm" svg:y1="1.481cm" svg:x2="9.075cm" svg:y2="1.481cm"><text:p/></draw:line><draw:line draw:style-name="gr43" draw:text-style-name="P53" svg:x1="7.075cm" svg:y1="1.481cm" svg:x2="6.075cm" svg:y2="2.081cm"><text:p/></draw:line><draw:line draw:style-name="gr44" draw:text-style-name="P53" svg:x1="6.075cm" svg:y1="1.081cm" svg:x2="6.075cm" svg:y2="2.081cm"><text:p/></draw:line><draw:line draw:style-name="gr44" draw:text-style-name="P53" svg:x1="8.075cm" svg:y1="1.081cm" svg:x2="8.075cm" svg:y2="2.081cm"><text:p/></draw:line><draw:line draw:style-name="gr44" draw:text-style-name="P53" svg:x1="8.075cm" svg:y1="1.081cm" svg:x2="9.075cm" svg:y2="0.481cm"><text:p/></draw:line><draw:line draw:style-name="gr44" draw:text-style-name="P53" svg:x1="8.075cm" svg:y1="2.081cm" svg:x2="9.075cm" svg:y2="1.481cm"><text:p/></draw:line><draw:line draw:style-name="gr44" draw:text-style-name="P53" svg:x1="9.075cm" svg:y1="0.481cm" svg:x2="9.075cm" svg:y2="1.481cm"><text:p/></draw:line><draw:polygon draw:style-name="gr45" draw:text-style-name="P54" svg:width="1.999cm" svg:height="0.999cm" svg:x="6.075cm" svg:y="1.081cm" svg:viewBox="0 0 2000 1000" draw:points="0,0 2000,0 2000,1000 0,1000"><text:p/></draw:polygon><draw:polygon draw:style-name="gr46" draw:text-style-name="P55" svg:width="2.999cm" svg:height="0.599cm" svg:x="6.075cm" svg:y="0.481cm" svg:viewBox="0 0 3000 600" draw:points="1000,0 3000,0 2000,600 0,600"><text:p/></draw:polygon><draw:polygon draw:style-name="gr47" draw:text-style-name="P56" svg:width="0.999cm" svg:height="1.599cm" svg:x="8.075cm" svg:y="0.481cm" svg:viewBox="0 0 1000 1600" draw:points="1000,0 1000,1000 0,1600 0,600"><text:p/></draw:polygon><draw:frame draw:style-name="gr48" draw:text-style-name="P57" svg:width="0.701cm" svg:height="0.671cm" svg:x="5.475cm" svg:y="0.619cm"><draw:text-box><text:p text:style-name="P43"><text:span text:style-name="T12">D</text:span></text:p></draw:text-box></draw:frame><draw:frame draw:style-name="gr48" draw:text-style-name="P57" svg:width="0.701cm" svg:height="0.671cm" svg:x="6.674cm" svg:y="-0.081cm"><draw:text-box><text:p text:style-name="P43"><text:span text:style-name="T12">A</text:span></text:p></draw:text-box></draw:frame><draw:frame draw:style-name="gr48" draw:text-style-name="P57" svg:width="0.701cm" svg:height="0.671cm" svg:x="8.775cm" svg:y="-0.081cm"><draw:text-box><text:p text:style-name="P43"><text:span text:style-name="T12">B</text:span></text:p></draw:text-box></draw:frame><draw:frame draw:style-name="gr49" draw:text-style-name="P57" svg:width="0.699cm" svg:height="0.673cm" svg:x="7.576cm" svg:y="0.58cm"><draw:text-box><text:p text:style-name="P43"><text:span text:style-name="T12">C</text:span></text:p></draw:text-box></draw:frame><draw:frame draw:style-name="gr49" draw:text-style-name="P57" svg:width="0.701cm" svg:height="0.673cm" svg:x="5.475cm" svg:y="1.819cm"><draw:text-box><text:p text:style-name="P43"><text:span text:style-name="T12">H</text:span></text:p></draw:text-box></draw:frame><draw:frame draw:style-name="gr48" draw:text-style-name="P57" svg:width="0.701cm" svg:height="0.671cm" svg:x="6.775cm" svg:y="1.381cm"><draw:text-box><text:p text:style-name="P43"><text:span text:style-name="T12">E</text:span></text:p></draw:text-box></draw:frame><draw:frame draw:style-name="gr48" draw:text-style-name="P57" svg:width="0.699cm" svg:height="0.671cm" svg:x="8.876cm" svg:y="1.219cm"><draw:text-box><text:p text:style-name="P43"><text:span text:style-name="T12">F</text:span></text:p></draw:text-box></draw:frame><draw:frame draw:style-name="gr48" draw:text-style-name="P57" svg:width="0.701cm" svg:height="0.671cm" svg:x="7.775cm" svg:y="1.981cm"><draw:text-box><text:p text:style-name="P43"><text:span text:style-name="T12">G</text:span></text:p></draw:text-box></draw:frame></draw:g><text:span text:style-name="_5f_Caractères">En regardant la représentation ci-contre d’un parallélépipède rectangle, </text:span><text:span text:style-name="_5f_Caractères"><text:span text:style-name="T8">Nina</text:span></text:span><text:span text:style-name="_5f_Caractères"> dit : « L’angle </text:span><text:span text:style-name="_5f_Caractères"><draw:frame draw:style-name="fr2" draw:name="Object1" text:anchor-type="as-char" svg:y="-0.376cm" svg:width="0.945cm" svg:height="0.459cm" draw:z-index="36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<text:s/>est obtus ». « Mais non, l’angle </text:span><text:span text:style-name="_5f_Caractères"><draw:frame draw:style-name="fr2" draw:name="Object2" text:anchor-type="as-char" svg:y="-0.376cm" svg:width="0.945cm" svg:height="0.459cm" draw:z-index="3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<text:s/>est droit. » lui répond Fadi. </text:span></text:h>
      <text:list text:style-name="_5f_Numérotation_20_des_20_exercices">
        <text:list-item>
          <text:list>
            <text:list-item>
              <text:h text:style-name="P31" text:outline-level="2"><text:span text:style-name="_5f_Caractères">Commente ces affirmations.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pointillés_20_gris"><text:span text:style-name="T7"><text:tab/><text:tab/><text:tab/><text:tab/><text:tab/><text:tab/><text:tab/><text:tab/></text:span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1" text:outline-level="2"><text:span text:style-name="_5f_Caractères">A l’aide de la représentation du pavé droit, complète le tableau par VRAI ou FAUX.</text:span>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_5f_Tableau_5f_Centré" text:outline-level="1"><text:span text:style-name="_5f_Caractères"/></text:h>
          </table:table-cell>
          <table:table-cell table:style-name="Table8.B1" office:value-type="string">
            <text:h text:style-name="_5f_Tableau_5f_Centré_5f_Gras" text:outline-level="1"><text:span text:style-name="_5f_Caractères">D</text:span>ans la réalité</text:h>
          </table:table-cell>
          <table:table-cell table:style-name="Table8.B1" office:value-type="string">
            <text:h text:style-name="_5f_Tableau_5f_Centré_5f_Gras" text:outline-level="1"><text:span text:style-name="_5f_Caractères">S</text:span>ur la repré­sentation <text:s text:c="16"/></text:h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L</text:span>es six faces sont des rectangles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AB) et (AD) sont perpendiculaires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DC) et (DH) sont perpendiculaires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AE) et (EH) sont perpendiculaires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AB) et (DC) sont parallèles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AB) et (HG) sont parallèles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DH) et (BF) sont parallèles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C</text:span>BFG est un parallélogramme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L</text:span>es segments [DB] et [AC] se coupent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L</text:span>es segments [DB] et [AE] se coupent.</text:h>
          </table:table-cell>
          <table:table-cell table:style-name="Table8.B2" office:value-type="string">
            <text:p text:style-name="P8"><text:span text:style-name="_5f_Caractères"><text:span text:style-name="T7">............</text:span></text:span></text:p>
          </table:table-cell>
          <table:table-cell table:style-name="Table8.C2" office:value-type="string">
            <text:p text:style-name="P8"><text:span text:style-name="_5f_Caractères"><text:span text:style-name="T7">............</text:span></text:span></text:p>
          </table:table-cell>
        </table:table-row>
      </table:table>
      <text:list text:continue-list="list732579608" text:style-name="_5f_Numérotation_20_des_20_exercices">
        <text:list-item>
          <text:h text:style-name="P34" text:outline-level="1"><text:span text:style-name="_5f_Caractères">Dans chacun des cas, complète le dessin de façon à obtenir la représentation en perspective cavalière d'un pavé droit.</text:span></text:h>
        </text:list-item>
      </text:list>
      <text:h text:style-name="P30" text:outline-level="1"><text:span text:style-name="_5f_Caractères">Sur quadrillage :</text:span></text:h>
      <text:h text:style-name="_5f_Paragraphe" text:outline-level="1"><text:span text:style-name="_5f_Caractères"><draw:g text:anchor-type="as-char" draw:z-index="30" draw:name="Forme1" draw:style-name="gr73"><draw:g draw:style-name="gr28"><draw:line draw:style-name="gr74" draw:text-style-name="P41" svg:x1="0.001cm" svg:y1="0cm" svg:x2="0.001cm" svg:y2="4.767cm"><text:p/></draw:line><draw:line draw:style-name="gr74" draw:text-style-name="P41" svg:x1="0.476cm" svg:y1="0cm" svg:x2="0.476cm" svg:y2="4.767cm"><text:p/></draw:line><draw:line draw:style-name="gr74" draw:text-style-name="P41" svg:x1="0.951cm" svg:y1="0cm" svg:x2="0.951cm" svg:y2="4.767cm"><text:p/></draw:line><draw:line draw:style-name="gr74" draw:text-style-name="P41" svg:x1="1.426cm" svg:y1="0cm" svg:x2="1.426cm" svg:y2="4.767cm"><text:p/></draw:line><draw:line draw:style-name="gr74" draw:text-style-name="P41" svg:x1="1.903cm" svg:y1="0cm" svg:x2="1.903cm" svg:y2="4.767cm"><text:p/></draw:line><draw:line draw:style-name="gr74" draw:text-style-name="P41" svg:x1="2.376cm" svg:y1="0cm" svg:x2="2.376cm" svg:y2="4.767cm"><text:p/></draw:line><draw:line draw:style-name="gr74" draw:text-style-name="P41" svg:x1="2.852cm" svg:y1="0cm" svg:x2="2.852cm" svg:y2="4.767cm"><text:p/></draw:line><draw:line draw:style-name="gr74" draw:text-style-name="P41" svg:x1="3.327cm" svg:y1="0cm" svg:x2="3.327cm" svg:y2="4.767cm"><text:p/></draw:line><draw:line draw:style-name="gr74" draw:text-style-name="P41" svg:x1="3.801cm" svg:y1="0cm" svg:x2="3.801cm" svg:y2="4.767cm"><text:p/></draw:line><draw:line draw:style-name="gr74" draw:text-style-name="P41" svg:x1="4.276cm" svg:y1="0cm" svg:x2="4.276cm" svg:y2="4.767cm"><text:p/></draw:line><draw:line draw:style-name="gr74" draw:text-style-name="P41" svg:x1="4.752cm" svg:y1="0cm" svg:x2="4.752cm" svg:y2="4.767cm"><text:p/></draw:line><draw:line draw:style-name="gr74" draw:text-style-name="P41" svg:x1="5.228cm" svg:y1="0cm" svg:x2="5.228cm" svg:y2="4.767cm"><text:p/></draw:line><draw:line draw:style-name="gr74" draw:text-style-name="P41" svg:x1="5.702cm" svg:y1="0cm" svg:x2="5.702cm" svg:y2="4.767cm"><text:p/></draw:line><draw:line draw:style-name="gr74" draw:text-style-name="P41" svg:x1="6.177cm" svg:y1="0cm" svg:x2="6.177cm" svg:y2="4.767cm"><text:p/></draw:line><draw:line draw:style-name="gr74" draw:text-style-name="P41" svg:x1="6.652cm" svg:y1="0cm" svg:x2="6.652cm" svg:y2="4.767cm"><text:p/></draw:line><draw:line draw:style-name="gr74" draw:text-style-name="P41" svg:x1="7.127cm" svg:y1="0cm" svg:x2="7.127cm" svg:y2="4.767cm"><text:p/></draw:line><draw:line draw:style-name="gr74" draw:text-style-name="P41" svg:x1="7.604cm" svg:y1="0cm" svg:x2="7.604cm" svg:y2="4.767cm"><text:p/></draw:line><draw:line draw:style-name="gr74" draw:text-style-name="P41" svg:x1="8.078cm" svg:y1="0cm" svg:x2="8.078cm" svg:y2="4.767cm"><text:p/></draw:line><draw:line draw:style-name="gr74" draw:text-style-name="P41" svg:x1="8.553cm" svg:y1="0cm" svg:x2="8.553cm" svg:y2="4.767cm"><text:p/></draw:line><draw:line draw:style-name="gr74" draw:text-style-name="P41" svg:x1="9.027cm" svg:y1="0cm" svg:x2="9.027cm" svg:y2="4.767cm"><text:p/></draw:line><draw:line draw:style-name="gr74" draw:text-style-name="P41" svg:x1="0.001cm" svg:y1="0cm" svg:x2="9.027cm" svg:y2="0cm"><text:p/></draw:line><draw:line draw:style-name="gr74" draw:text-style-name="P41" svg:x1="0.001cm" svg:y1="0.477cm" svg:x2="9.027cm" svg:y2="0.477cm"><text:p/></draw:line><draw:line draw:style-name="gr74" draw:text-style-name="P41" svg:x1="0.001cm" svg:y1="0.954cm" svg:x2="9.027cm" svg:y2="0.954cm"><text:p/></draw:line><draw:line draw:style-name="gr74" draw:text-style-name="P41" svg:x1="0.001cm" svg:y1="1.43cm" svg:x2="9.027cm" svg:y2="1.43cm"><text:p/></draw:line><draw:line draw:style-name="gr74" draw:text-style-name="P41" svg:x1="0.001cm" svg:y1="1.907cm" svg:x2="9.027cm" svg:y2="1.907cm"><text:p/></draw:line><draw:line draw:style-name="gr74" draw:text-style-name="P41" svg:x1="0.001cm" svg:y1="2.384cm" svg:x2="9.027cm" svg:y2="2.384cm"><text:p/></draw:line><draw:line draw:style-name="gr74" draw:text-style-name="P41" svg:x1="0.001cm" svg:y1="2.861cm" svg:x2="9.027cm" svg:y2="2.861cm"><text:p/></draw:line><draw:line draw:style-name="gr74" draw:text-style-name="P41" svg:x1="0.001cm" svg:y1="3.336cm" svg:x2="9.027cm" svg:y2="3.336cm"><text:p/></draw:line><draw:line draw:style-name="gr74" draw:text-style-name="P41" svg:x1="0.001cm" svg:y1="3.814cm" svg:x2="9.027cm" svg:y2="3.814cm"><text:p/></draw:line><draw:line draw:style-name="gr74" draw:text-style-name="P41" svg:x1="0.001cm" svg:y1="4.291cm" svg:x2="9.027cm" svg:y2="4.291cm"><text:p/></draw:line><draw:line draw:style-name="gr74" draw:text-style-name="P41" svg:x1="0.001cm" svg:y1="4.768cm" svg:x2="9.027cm" svg:y2="4.768cm"><text:p/></draw:line></draw:g><draw:line draw:style-name="gr15" draw:text-style-name="P41" svg:x1="1.901cm" svg:y1="0cm" svg:x2="0.476cm" svg:y2="0.953cm"><text:p/></draw:line><draw:line draw:style-name="gr15" draw:text-style-name="P41" svg:x1="2.377cm" svg:y1="0.954cm" svg:x2="0.476cm" svg:y2="0.954cm"><text:p/></draw:line><draw:line draw:style-name="gr15" draw:text-style-name="P41" svg:x1="0.476cm" svg:y1="1.907cm" svg:x2="0.476cm" svg:y2="0.954cm"><text:p/></draw:line><draw:line draw:style-name="gr15" draw:text-style-name="P41" svg:x1="4.752cm" svg:y1="0.477cm" svg:x2="5.702cm" svg:y2="1.43cm"><text:p/></draw:line><draw:line draw:style-name="gr15" draw:text-style-name="P41" svg:x1="7.127cm" svg:y1="1.43cm" svg:x2="5.702cm" svg:y2="1.43cm"><text:p/></draw:line><draw:line draw:style-name="gr15" draw:text-style-name="P41" svg:x1="5.702cm" svg:y1="2.86cm" svg:x2="5.702cm" svg:y2="1.43cm"><text:p/></draw:line><draw:line draw:style-name="gr15" draw:text-style-name="P41" svg:x1="0.476cm" svg:y1="3.337cm" svg:x2="2.377cm" svg:y2="2.384cm"><text:p/></draw:line><draw:line draw:style-name="gr15" draw:text-style-name="P41" svg:x1="8.078cm" svg:y1="2.384cm" svg:x2="9.028cm" svg:y2="2.384cm"><text:p/></draw:line><draw:line draw:style-name="gr15" draw:text-style-name="P41" svg:x1="6.177cm" svg:y1="3.814cm" svg:x2="8.078cm" svg:y2="2.384cm"><text:p/></draw:line><draw:line draw:style-name="gr20" draw:text-style-name="P41" svg:x1="2.376cm" svg:y1="2.384cm" svg:x2="2.376cm" svg:y2="3.814cm"><text:p/></draw:line><draw:line draw:style-name="gr20" draw:text-style-name="P41" svg:x1="4.752cm" svg:y1="3.814cm" svg:x2="2.376cm" svg:y2="3.814cm"><text:p/></draw:line><draw:line draw:style-name="gr20" draw:text-style-name="P41" svg:x1="8.078cm" svg:y1="3.337cm" svg:x2="8.078cm" svg:y2="2.384cm"><text:p/></draw:line><draw:frame draw:style-name="gr75" draw:text-style-name="P63" svg:width="1.62cm" svg:height="0.909cm" svg:x="1.233cm" svg:y="0.347cm"><draw:text-box><text:p text:style-name="P59"><text:span text:style-name="T14">a.</text:span></text:p></draw:text-box></draw:frame><draw:frame draw:style-name="gr76" draw:text-style-name="P63" svg:width="1.618cm" svg:height="0.907cm" svg:x="5.516cm" svg:y="0.429cm"><draw:text-box><text:p text:style-name="P59"><text:span text:style-name="T14">b.</text:span></text:p></draw:text-box></draw:frame><draw:frame draw:style-name="gr76" draw:text-style-name="P63" svg:width="1.618cm" svg:height="0.907cm" svg:x="1.259cm" svg:y="2.745cm"><draw:text-box><text:p text:style-name="P59"><text:span text:style-name="T14">c.</text:span></text:p></draw:text-box></draw:frame><draw:frame draw:style-name="gr76" draw:text-style-name="P63" svg:width="1.114cm" svg:height="0.907cm" svg:x="7.915cm" svg:y="2.332cm"><draw:text-box><text:p text:style-name="P59"><text:span text:style-name="T14">d.</text:span></text:p></draw:text-box></draw:frame></draw:g></text:span></text:h>
      <text:h text:style-name="P30" text:outline-level="1"><text:span text:style-name="_5f_Caractères">Sur papier pointé :</text:span></text:h>
      <text:h text:style-name="_5f_Paragraphe" text:outline-level="1"><text:span text:style-name="_5f_Caractères"><draw:g text:anchor-type="as-char" draw:z-index="28" draw:name="Objet de groupe 1" draw:style-name="gr83"><draw:g draw:style-name="gr31"><draw:g draw:style-name="gr31"><draw:custom-shape draw:style-name="gr84" draw:text-style-name="P42" svg:width="0.082cm" svg:height="0.082cm" svg:x="0.093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0.5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1.0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1.596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2.0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2.595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3.0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3.595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4.0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4.593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5.0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5.593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6.0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6.593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7.0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7.595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8.094cm" svg:y="1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595cm" svg:y="1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0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0.594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0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1.596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097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5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096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5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096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5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096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5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094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5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7.094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5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8.094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8.59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2cm" svg:height="0.08cm" svg:x="0.095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0.5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1.095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5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097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5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3.0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598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0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597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0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597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0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595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0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7.595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09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8.597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0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0.596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0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1.596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0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596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0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3.598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099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4.5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098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5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098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5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7.096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5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8.096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8.597cm" svg:y="3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099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0.5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1.097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5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097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5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3.097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5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4.099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5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5.0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599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0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599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0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599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098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8.599cm" svg:y="3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0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0.6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0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6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0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598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0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3.598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0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4.598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0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5.5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101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5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1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599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1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8.601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102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0.6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101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6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101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6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3.099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6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4.099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6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5.099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6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101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6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7.1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601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1cm" svg:y="4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8.601cm" svg:y="4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095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0.594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095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1.596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097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595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096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595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096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595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096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595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094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595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7.094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595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8.094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8.595cm" svg:y="5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2cm" svg:height="0.082cm" svg:x="0.095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0.5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1.095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1.5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2.097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2.5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3.0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3.598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4.0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4.597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5.0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5.597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6.0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6.595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7.0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7.595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8.096cm" svg:y="5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597cm" svg:y="5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2cm" svg:x="0.097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0.596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1.097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1.596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2.097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2.596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3.097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3.598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4.099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4.597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5.098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5.597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6.098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6.597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7.096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7.597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8.096cm" svg:y="6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8.597cm" svg:y="6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099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0.5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1.097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5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097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5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3.097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5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4.099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5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5.0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599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0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599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0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599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098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599cm" svg:y="6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0.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59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3.59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4.59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5.5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101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5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1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5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1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601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102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0.6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101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6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101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6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3.099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6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4.099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6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5.099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6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101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6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7.1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601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1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8.601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2cm" svg:height="0.08cm" svg:x="0.102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0.6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1.1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602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1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602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1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602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1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4.6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1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5.6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1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6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1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7.601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8.103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2cm" svg:x="8.602cm" svg:y="0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1"><draw:custom-shape draw:style-name="gr84" draw:text-style-name="P42" svg:width="0.08cm" svg:height="0.08cm" svg:x="0.1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0.601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1.1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1.6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2.104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2.6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103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3.6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103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4.6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5.101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5.6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6.101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6.6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7.101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cm" svg:height="0.08cm" svg:x="7.6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cm" svg:x="8.103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42" svg:width="0.082cm" svg:height="0.082cm" svg:x="8.602cm" svg:y="1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style-name="gr85" draw:text-style-name="P41" svg:width="1.505cm" svg:height="1.525cm" svg:x="1.127cm" svg:y="1.533cm"><text:p/><draw:enhanced-geometry svg:viewBox="0 0 21600 21600" draw:type="rectangle" draw:enhanced-path="M 0 0 L 21600 0 21600 21600 0 21600 0 0 Z N"/></draw:custom-shape><draw:line draw:style-name="gr15" draw:text-style-name="P41" svg:x1="3.652cm" svg:y1="2.525cm" svg:x2="2.633cm" svg:y2="3.064cm"><text:p/></draw:line><draw:custom-shape draw:style-name="gr86" draw:text-style-name="P41" svg:width="1.038cm" svg:height="1.579cm" svg:x="6.112cm" svg:y="1.498cm"><text:p/><draw:enhanced-geometry svg:viewBox="0 0 21600 21600" draw:type="rectangle" draw:enhanced-path="M 0 0 L 21600 0 21600 21600 0 21600 0 0 Z N"/></draw:custom-shape><draw:line draw:style-name="gr15" draw:text-style-name="P41" svg:x1="7.18cm" svg:y1="0.495cm" svg:x2="6.102cm" svg:y2="1.497cm"><text:p/></draw:line><draw:line draw:style-name="gr15" draw:text-style-name="P41" svg:x1="1.102cm" svg:y1="5.54cm" svg:x2="2.645cm" svg:y2="5.54cm"><text:p/></draw:line><draw:line draw:style-name="gr15" draw:text-style-name="P41" svg:x1="2.643cm" svg:y1="6.575cm" svg:x2="2.641cm" svg:y2="5.54cm"><text:p/></draw:line><draw:line draw:style-name="gr15" draw:text-style-name="P41" svg:x1="3.65cm" svg:y1="6.034cm" svg:x2="2.649cm" svg:y2="6.545cm"><text:p/></draw:line><draw:line draw:style-name="gr15" draw:text-style-name="P41" svg:x1="7.182cm" svg:y1="3.999cm" svg:x2="6.137cm" svg:y2="5.053cm"><text:p/></draw:line><draw:line draw:style-name="gr15" draw:text-style-name="P41" svg:x1="6.137cm" svg:y1="5.055cm" svg:x2="7.137cm" svg:y2="5.055cm"><text:p/></draw:line><draw:line draw:style-name="gr15" draw:text-style-name="P41" svg:x1="7.139cm" svg:y1="7.037cm" svg:x2="7.139cm" svg:y2="5.037cm"><text:p/></draw:line><draw:frame draw:style-name="gr23" draw:text-style-name="P63" svg:width="0.895cm" svg:height="0.664cm" svg:x="0cm" svg:y="0.474cm"><draw:text-box><text:p text:style-name="P59"><text:span text:style-name="T14">e.</text:span></text:p></draw:text-box></draw:frame><draw:frame draw:style-name="gr23" draw:text-style-name="P63" svg:width="0.895cm" svg:height="0.664cm" svg:x="4.9cm" svg:y="0.474cm"><draw:text-box><text:p text:style-name="P59"><text:span text:style-name="T14">f.</text:span></text:p></draw:text-box></draw:frame><draw:frame draw:style-name="gr23" draw:text-style-name="P63" svg:width="0.895cm" svg:height="0.664cm" svg:x="0cm" svg:y="3.775cm"><draw:text-box><text:p text:style-name="P59"><text:span text:style-name="T14">g.</text:span></text:p></draw:text-box></draw:frame><draw:frame draw:style-name="gr23" draw:text-style-name="P63" svg:width="0.895cm" svg:height="0.664cm" svg:x="4.9cm" svg:y="3.775cm"><draw:text-box><text:p text:style-name="P59"><text:span text:style-name="T14">h.</text:span></text:p></draw:text-box></draw:frame></draw:g></text:span></text:h>
      <text:list text:continue-numbering="true" text:style-name="_5f_Numérotation_20_des_20_exercices">
        <text:list-item>
          <text:h text:style-name="P34" text:outline-level="1"><text:span text:style-name="_5f_Caractères">Parmi les figures suivantes, entoure celles qui sont des patrons de prismes droits.</text:span></text:h>
        </text:list-item>
      </text:list>
      <text:h text:style-name="_5f_Paragraphe" text:outline-level="1"><text:span text:style-name="_5f_Caractères"><draw:g text:anchor-type="as-char" draw:z-index="33" draw:name="DrawObject1" draw:style-name="gr27"><draw:g draw:name="Forme 6" draw:style-name="gr28"><draw:polygon draw:style-name="gr29" draw:text-style-name="P46" svg:width="0.799cm" svg:height="1.596cm" draw:transform="rotate (-1.55822995618054) translate (4.76190100394477cm -0.0150982415127037cm)" svg:viewBox="0 0 800 1597" draw:points="800,1597 399,1597 0,1196 399,0 800,0"><text:p/></draw:polygon><draw:polygon draw:style-name="gr29" draw:text-style-name="P46" svg:width="0.797cm" svg:height="1.596cm" draw:transform="rotate (-1.55822995618054) translate (4.77951234045399cm 1.38429361746355cm)" svg:viewBox="0 0 798 1597" draw:points="0,0 401,0 798,399 401,1597 0,1597"><text:p/></draw:polygon><draw:line draw:style-name="gr30" draw:text-style-name="P47" svg:x1="3.175cm" svg:y1="0.793cm" svg:x2="3.183cm" svg:y2="1.394cm"><text:p/></draw:line><draw:line draw:style-name="gr30" draw:text-style-name="P47" svg:x1="5.168cm" svg:y1="0.769cm" svg:x2="6.431cm" svg:y2="0.753cm"><text:p/></draw:line><draw:line draw:style-name="gr30" draw:text-style-name="P47" svg:x1="5.177cm" svg:y1="1.369cm" svg:x2="6.44cm" svg:y2="1.353cm"><text:p/></draw:line><draw:rect draw:style-name="gr29" draw:text-style-name="P46" svg:width="0.401cm" svg:height="0.604cm" draw:transform="rotate (0.0125663706143592) translate (4.77308333333333cm 0.772736111111111cm)"><text:p/></draw:rect><draw:rect draw:style-name="gr29" draw:text-style-name="P46" svg:width="0.401cm" svg:height="0.604cm" draw:transform="rotate (0.0125663706143592) translate (6.43290277777778cm 0.751569444444444cm)"><text:p/></draw:rect></draw:g><draw:g draw:name="Forme 7" draw:style-name="gr31"><draw:g draw:style-name="gr28"><draw:line draw:style-name="gr32" draw:text-style-name="P48" svg:x1="6.095cm" svg:y1="2.826cm" svg:x2="5.646cm" svg:y2="3.803cm"><text:p/></draw:line><draw:line draw:style-name="gr32" draw:text-style-name="P48" svg:x1="7.519cm" svg:y1="2.826cm" svg:x2="7.07cm" svg:y2="3.803cm"><text:p/></draw:line><draw:line draw:style-name="gr32" draw:text-style-name="P48" svg:x1="6.098cm" svg:y1="2.826cm" svg:x2="7.521cm" svg:y2="2.826cm"><text:p/></draw:line><draw:line draw:style-name="gr32" draw:text-style-name="P48" svg:x1="5.65cm" svg:y1="3.796cm" svg:x2="7.073cm" svg:y2="3.796cm"><text:p/></draw:line><draw:line draw:style-name="gr32" draw:text-style-name="P48" svg:x1="5.641cm" svg:y1="3.803cm" svg:x2="5.629cm" svg:y2="4.673cm"><text:p/></draw:line><draw:line draw:style-name="gr32" draw:text-style-name="P48" svg:x1="7.074cm" svg:y1="3.803cm" svg:x2="7.062cm" svg:y2="4.673cm"><text:p/></draw:line><draw:line draw:style-name="gr32" draw:text-style-name="P48" svg:x1="5.634cm" svg:y1="4.669cm" svg:x2="7.057cm" svg:y2="4.669cm"><text:p/></draw:line><draw:line draw:style-name="gr32" draw:text-style-name="P48" svg:x1="5.627cm" svg:y1="4.671cm" svg:x2="5.178cm" svg:y2="5.648cm"><text:p/></draw:line><draw:line draw:style-name="gr32" draw:text-style-name="P48" svg:x1="7.055cm" svg:y1="4.677cm" svg:x2="6.606cm" svg:y2="5.654cm"><text:p/></draw:line><draw:line draw:style-name="gr32" draw:text-style-name="P48" svg:x1="5.64cm" svg:y1="4.662cm" svg:x2="7.063cm" svg:y2="4.662cm"><text:p/></draw:line><draw:line draw:style-name="gr32" draw:text-style-name="P48" svg:x1="5.179cm" svg:y1="5.67cm" svg:x2="6.602cm" svg:y2="5.67cm"><text:p/></draw:line><draw:line draw:style-name="gr32" draw:text-style-name="P48" svg:x1="7.068cm" svg:y1="4.662cm" svg:x2="8.144cm" svg:y2="4.662cm"><text:p/></draw:line><draw:line draw:style-name="gr32" draw:text-style-name="P48" svg:x1="7.07cm" svg:y1="3.796cm" svg:x2="8.146cm" svg:y2="3.796cm"><text:p/></draw:line><draw:line draw:style-name="gr32" draw:text-style-name="P48" svg:x1="8.15cm" svg:y1="3.795cm" svg:x2="8.138cm" svg:y2="4.665cm"><text:p/></draw:line><draw:line draw:style-name="gr32" draw:text-style-name="P48" svg:x1="4.564cm" svg:y1="3.796cm" svg:x2="5.64cm" svg:y2="3.796cm"><text:p/></draw:line><draw:line draw:style-name="gr32" draw:text-style-name="P48" svg:x1="4.549cm" svg:y1="4.655cm" svg:x2="5.625cm" svg:y2="4.655cm"><text:p/></draw:line><draw:line draw:style-name="gr32" draw:text-style-name="P48" svg:x1="4.57cm" svg:y1="3.794cm" svg:x2="4.558cm" svg:y2="4.664cm"><text:p/></draw:line><draw:line draw:style-name="gr32" draw:text-style-name="P48" svg:x1="6.11cm" svg:y1="1.95cm" svg:x2="6.098cm" svg:y2="2.82cm"><text:p/></draw:line><draw:line draw:style-name="gr32" draw:text-style-name="P48" svg:x1="7.527cm" svg:y1="1.958cm" svg:x2="7.515cm" svg:y2="2.828cm"><text:p/></draw:line><draw:line draw:style-name="gr32" draw:text-style-name="P48" svg:x1="6.112cm" svg:y1="1.958cm" svg:x2="7.535cm" svg:y2="1.958cm"><text:p/></draw:line></draw:g></draw:g><draw:g draw:name="Forme 8" draw:style-name="gr28"><draw:polygon draw:style-name="gr33" draw:text-style-name="P49" svg:width="0.857cm" svg:height="1.279cm" svg:x="2.667cm" svg:y="6.269cm" svg:viewBox="0 0 858 1280" draw:points="0,0 858,0 858,1280 0,1280"><text:p/></draw:polygon><draw:polygon draw:style-name="gr34" draw:text-style-name="P49" svg:width="0.857cm" svg:height="1.279cm" svg:x="0.529cm" svg:y="6.269cm" svg:viewBox="0 0 858 1280" draw:points="0,0 858,0 858,1280 0,1280"><text:p/></draw:polygon><draw:line draw:style-name="gr35" draw:text-style-name="P50" svg:x1="2.673cm" svg:y1="7.553cm" svg:x2="1.388cm" svg:y2="7.553cm"><text:p/></draw:line><draw:rect draw:style-name="gr36" draw:text-style-name="P49" svg:width="1.29cm" svg:height="0.424cm" draw:transform="rotate (-3.14159265358979) translate (2.67052777777778cm 6.27077777777778cm)"><text:p/></draw:rect><draw:rect draw:style-name="gr37" draw:text-style-name="P49" svg:width="1.29cm" svg:height="1.274cm" draw:transform="rotate (-3.14159265358979) translate (2.67052777777778cm 5.84568055555556cm)"><text:p/></draw:rect><draw:rect draw:style-name="gr38" draw:text-style-name="P49" svg:width="1.29cm" svg:height="0.86cm" draw:transform="rotate (-3.14159265358979) translate (2.67052777777778cm 4.57215277777778cm)"><text:p/></draw:rect></draw:g><draw:g draw:name="Forme 9" draw:style-name="gr28"><draw:polygon draw:style-name="gr39" draw:text-style-name="P46" svg:width="1.148cm" svg:height="1.15cm" svg:x="7.719cm" svg:y="5.781cm" svg:viewBox="0 0 1149 1151" draw:points="1149,1151 0,1151 0,767 383,767 383,384 767,384 767,0 1149,0"><text:p/></draw:polygon><draw:rect draw:style-name="gr39" draw:text-style-name="P46" svg:width="1.156cm" svg:height="1.151cm" draw:transform="rotate (-3.14159265358979) translate (5.42219444444444cm 8.08052777777778cm)"><text:p/></draw:rect><draw:polygon draw:style-name="gr39" draw:text-style-name="P46" svg:width="1.148cm" svg:height="1.15cm" svg:x="4.269cm" svg:y="5.781cm" svg:viewBox="0 0 1149 1151" draw:points="0,1151 1149,1151 1149,767 767,767 767,384 383,384 383,0 0,0"><text:p/></draw:polygon><draw:rect draw:style-name="gr39" draw:text-style-name="P46" svg:width="1.154cm" svg:height="1.151cm" draw:transform="rotate (-3.14159265358979) translate (8.86883333333334cm 8.08052777777778cm)"><text:p/></draw:rect><draw:rect draw:style-name="gr39" draw:text-style-name="P46" svg:width="0.384cm" svg:height="1.151cm" draw:transform="rotate (-3.14159265358979) translate (7.71701388888889cm 8.08052777777778cm)"><text:p/></draw:rect><draw:rect draw:style-name="gr39" draw:text-style-name="P46" svg:width="0.391cm" svg:height="1.151cm" draw:transform="rotate (-3.14159265358979) translate (7.33777777777778cm 8.08052777777778cm)"><text:p/></draw:rect><draw:rect draw:style-name="gr39" draw:text-style-name="P46" svg:width="0.389cm" svg:height="1.151cm" draw:transform="rotate (-3.14159265358979) translate (6.95501388888889cm 8.08052777777778cm)"><text:p/></draw:rect><draw:rect draw:style-name="gr39" draw:text-style-name="P46" svg:width="0.389cm" svg:height="1.151cm" draw:transform="rotate (-3.14159265358979) translate (6.56695833333333cm 8.08052777777778cm)"><text:p/></draw:rect><draw:rect draw:style-name="gr39" draw:text-style-name="P46" svg:width="0.387cm" svg:height="1.151cm" draw:transform="rotate (-3.14159265358979) translate (6.18419444444444cm 8.08052777777778cm)"><text:p/></draw:rect><draw:rect draw:style-name="gr39" draw:text-style-name="P46" svg:width="0.38cm" svg:height="1.151cm" draw:transform="rotate (-3.14159265358979) translate (5.80143055555556cm 8.08052777777778cm)"><text:p/></draw:rect></draw:g><draw:g draw:name="Forme 10" draw:style-name="gr31"><draw:line draw:style-name="gr40" draw:text-style-name="P51" svg:x1="0.663cm" svg:y1="0.042cm" svg:x2="0.663cm" svg:y2="1.022cm"><text:p/></draw:line><draw:line draw:style-name="gr40" draw:text-style-name="P51" svg:x1="0.658cm" svg:y1="1.023cm" svg:x2="0.001cm" svg:y2="1.023cm"><text:p/></draw:line><draw:line draw:style-name="gr40" draw:text-style-name="P51" svg:x1="0.001cm" svg:y1="1.022cm" svg:x2="0.658cm" svg:y2="0.042cm"><text:p/></draw:line><draw:line draw:style-name="gr40" draw:text-style-name="P51" svg:x1="0.663cm" svg:y1="0.042cm" svg:x2="1.648cm" svg:y2="0.042cm"><text:p/></draw:line><draw:line draw:style-name="gr40" draw:text-style-name="P51" svg:x1="1.642cm" svg:y1="0.042cm" svg:x2="1.642cm" svg:y2="1.732cm"><text:p/></draw:line><draw:line draw:style-name="gr40" draw:text-style-name="P51" svg:x1="1.648cm" svg:y1="1.023cm" svg:x2="0.663cm" svg:y2="1.023cm"><text:p/></draw:line><draw:line draw:style-name="gr40" draw:text-style-name="P51" svg:x1="0.663cm" svg:y1="1.023cm" svg:x2="0.663cm" svg:y2="1.676cm"><text:p/></draw:line><draw:line draw:style-name="gr40" draw:text-style-name="P51" svg:x1="1.642cm" svg:y1="1.023cm" svg:x2="2.299cm" svg:y2="1.023cm"><text:p/></draw:line><draw:line draw:style-name="gr40" draw:text-style-name="P51" svg:x1="2.299cm" svg:y1="1.022cm" svg:x2="1.642cm" svg:y2="0.042cm"><text:p/></draw:line><draw:custom-shape draw:style-name="gr41" draw:text-style-name="P52" svg:width="0.98cm" svg:height="1.202cm" svg:x="0.665cm" svg:y="1.681cm"><text:p/><draw:enhanced-geometry svg:viewBox="0 0 21600 21600" draw:type="rectangle" draw:enhanced-path="M 0 0 L 21600 0 21600 21600 0 21600 0 0 Z N"/></draw:custom-shape></draw:g></draw:g></text:span></text:h>
      <text:list text:continue-numbering="true" text:style-name="_5f_Numérotation_20_des_20_exercices">
        <text:list-item>
          <text:h text:style-name="P34" text:outline-level="1"><text:soft-page-break/><text:span text:style-name="_5f_Caractères">Pour le prisme droit ci-dessous, dans la réalité, les affirmations suivantes sont-elles vraies ou fausses ?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_5f_Tableau_5f_Centré" text:outline-level="1"><draw:g text:anchor-type="paragraph" draw:z-index="34" draw:name="Forme2" draw:style-name="gr24"><draw:custom-shape draw:style-name="gr25" draw:text-style-name="P41" svg:width="2.144cm" svg:height="2.266cm" svg:x="6.497cm" svg:y="1.701cm"><text:p/><draw:enhanced-geometry svg:viewBox="0 0 21600 21600" draw:type="rectangle" draw:enhanced-path="M 0 0 L 21600 0 21600 21600 0 21600 0 0 Z N"/></draw:custom-shape><draw:line draw:style-name="gr10" draw:text-style-name="P41" svg:x1="8.091cm" svg:y1="1.248cm" svg:x2="8.649cm" svg:y2="1.701cm"><text:p/></draw:line><draw:line draw:style-name="gr16" draw:text-style-name="P41" svg:x1="8.649cm" svg:y1="3.969cm" svg:x2="8.091cm" svg:y2="3.527cm"><text:p/></draw:line><draw:line draw:style-name="gr16" draw:text-style-name="P41" svg:x1="8.084cm" svg:y1="3.514cm" svg:x2="8.084cm" svg:y2="1.248cm"><text:p/></draw:line><draw:line draw:style-name="gr26" draw:text-style-name="P41" svg:x1="6.5cm" svg:y1="1.677cm" svg:x2="8.111cm" svg:y2="1.248cm"><text:p/></draw:line><draw:line draw:style-name="gr16" draw:text-style-name="P41" svg:x1="8.092cm" svg:y1="3.527cm" svg:x2="6.5cm" svg:y2="3.946cm"><text:p/></draw:line><draw:frame draw:style-name="gr23" draw:text-style-name="P44" svg:width="0.408cm" svg:height="0.664cm" svg:x="6.017cm" svg:y="1.401cm"><draw:text-box><text:p text:style-name="P43"><text:span text:style-name="T10">A</text:span></text:p></draw:text-box></draw:frame><draw:frame draw:style-name="gr23" draw:text-style-name="P44" svg:width="0.406cm" svg:height="0.664cm" svg:x="8.612cm" svg:y="1.496cm"><draw:text-box><text:p text:style-name="P43"><text:span text:style-name="T10">B</text:span></text:p></draw:text-box></draw:frame><draw:frame draw:style-name="gr23" draw:text-style-name="P44" svg:width="0.408cm" svg:height="0.664cm" svg:x="7.488cm" svg:y="0.796cm"><draw:text-box><text:p text:style-name="P43"><text:span text:style-name="T10">C</text:span></text:p></draw:text-box></draw:frame><draw:frame draw:style-name="gr23" draw:text-style-name="P44" svg:width="0.408cm" svg:height="0.664cm" svg:x="6.017cm" svg:y="3.666cm"><draw:text-box><text:p text:style-name="P43"><text:span text:style-name="T10">D</text:span></text:p></draw:text-box></draw:frame><draw:frame draw:style-name="gr23" draw:text-style-name="P44" svg:width="0.406cm" svg:height="0.664cm" svg:x="8.612cm" svg:y="3.761cm"><draw:text-box><text:p text:style-name="P43"><text:span text:style-name="T10">E</text:span></text:p></draw:text-box></draw:frame><draw:frame draw:style-name="gr23" draw:text-style-name="P44" svg:width="0.408cm" svg:height="0.664cm" svg:x="7.546cm" svg:y="3.004cm"><draw:text-box><text:p text:style-name="P43"><text:span text:style-name="T10">F</text:span></text:p></draw:text-box></draw:frame></draw:g><text:span text:style-name="_5f_Caractères">Les faces ABC et DEF sont parallèles.</text:span></text:h>
          </table:table-cell>
          <table:table-cell table:style-name="Tableau1.A1" office:value-type="string">
            <text:p text:style-name="P8"><text:span text:style-name="_5f_Caractères"><text:span text:style-name="T7">............</text:span></text:span></text:p>
          </table:table-cell>
          <table:table-cell table:style-name="Tableau1.C1" table:number-rows-spanned="5" office:value-type="string">
            <text:p text:style-name="_5f_Tableau_5f_Pointillés_5f_Grisés"/>
          </table:table-cell>
        </table:table-row>
        <table:table-row>
          <table:table-cell table:style-name="Tableau1.A1" office:value-type="string">
            <text:h text:style-name="_5f_Tableau_5f_Centré" text:outline-level="1"><text:span text:style-name="_5f_Caractères">Les arêtes [AC] et [DF] sont parallèles.</text:span></text:h>
          </table:table-cell>
          <table:table-cell table:style-name="Tableau1.A1" office:value-type="string">
            <text:p text:style-name="P8"><text:span text:style-name="_5f_Caractères"><text:span text:style-name="T7">............</text:span></text:span></text:p>
          </table:table-cell>
          <table:covered-table-cell table:style-name="Tableau1.C1"/>
        </table:table-row>
        <table:table-row>
          <table:table-cell table:style-name="Tableau1.A1" office:value-type="string">
            <text:h text:style-name="_5f_Tableau_5f_Centré" text:outline-level="1"><text:span text:style-name="_5f_Caractères">Les arêtes [CF] et [AB] sont sécantes.</text:span></text:h>
          </table:table-cell>
          <table:table-cell table:style-name="Tableau1.A1" office:value-type="string">
            <text:p text:style-name="P8"><text:span text:style-name="_5f_Caractères"><text:span text:style-name="T7">............</text:span></text:span></text:p>
          </table:table-cell>
          <table:covered-table-cell table:style-name="Tableau1.C1"/>
        </table:table-row>
        <table:table-row>
          <table:table-cell table:style-name="Tableau1.A1" office:value-type="string">
            <text:h text:style-name="_5f_Tableau_5f_Centré" text:outline-level="1"><text:span text:style-name="_5f_Caractères">F appartient à la face ABED.</text:span></text:h>
          </table:table-cell>
          <table:table-cell table:style-name="Tableau1.A1" office:value-type="string">
            <text:p text:style-name="P8"><text:span text:style-name="_5f_Caractères"><text:span text:style-name="T7">............</text:span></text:span></text:p>
          </table:table-cell>
          <table:covered-table-cell table:style-name="Tableau1.C1"/>
        </table:table-row>
        <table:table-row>
          <table:table-cell table:style-name="Tableau1.A1" office:value-type="string">
            <text:h text:style-name="_5f_Tableau_5f_Centré" text:outline-level="1"><text:span text:style-name="_5f_Caractères">La face CBEF est un rectangle.</text:span></text:h>
          </table:table-cell>
          <table:table-cell table:style-name="Tableau1.A1" office:value-type="string">
            <text:p text:style-name="P8"><text:span text:style-name="_5f_Caractères"><text:span text:style-name="T7">............</text:span></text:span></text:p>
          </table:table-cell>
          <table:covered-table-cell table:style-name="Tableau1.C1"/>
        </table:table-row>
      </table:table>
      <text:list text:continue-numbering="true" text:style-name="_5f_Numérotation_20_des_20_exercices">
        <text:list-item>
          <text:h text:style-name="P33" text:outline-level="1"><text:span text:style-name="_5f_Caractères">Voici la représentation d’un prisme droit en perspective cavalière. Le triangle ABC est rectangle en A.</text:span></text:h>
          <text:list>
            <text:list-item>
              <text:h text:style-name="P31" text:outline-level="2"><draw:g text:anchor-type="paragraph" draw:z-index="38" draw:name="Objet de groupe 4" draw:style-name="gr9"><draw:line draw:style-name="gr10" draw:text-style-name="P41" svg:x1="2.578cm" svg:y1="0.53cm" svg:x2="6.686cm" svg:y2="0.539cm"><text:p/></draw:line><draw:line draw:style-name="gr10" draw:text-style-name="P41" svg:x1="6.427cm" svg:y1="3.134cm" svg:x2="2.341cm" svg:y2="3.135cm"><text:p/></draw:line><draw:polygon draw:style-name="gr11" draw:text-style-name="P42" svg:width="0.576cm" svg:height="2.602cm" svg:x="6.106cm" svg:y="0.53cm" svg:viewBox="0 0 577 2603" draw:points="577,9 0,1262 0,1262 318,2602 318,2603 577,0"><text:p/></draw:polygon><draw:polygon draw:style-name="gr12" draw:text-style-name="P42" svg:width="0.589cm" svg:height="2.603cm" svg:x="2.017cm" svg:y="0.53cm" svg:viewBox="0 0 590 2604" draw:points="561,0 0,1262 0,1262 324,2603 331,2604 590,1"><text:p/></draw:polygon><draw:frame draw:style-name="gr13" draw:text-style-name="P44" svg:width="0.703cm" svg:height="0.675cm" svg:x="1.454cm" svg:y="1.529cm"><draw:text-box><text:p text:style-name="P43"><text:span text:style-name="T10">A</text:span></text:p></draw:text-box></draw:frame><draw:frame draw:style-name="gr13" draw:text-style-name="P44" svg:width="0.703cm" svg:height="0.675cm" svg:x="2.253cm" svg:y="-0.071cm"><draw:text-box><text:p text:style-name="P43"><text:span text:style-name="T10">B</text:span></text:p></draw:text-box></draw:frame><draw:frame draw:style-name="gr13" draw:text-style-name="P44" svg:width="0.701cm" svg:height="0.675cm" svg:x="1.955cm" svg:y="3.028cm"><draw:text-box><text:p text:style-name="P43"><text:span text:style-name="T10">C</text:span></text:p></draw:text-box></draw:frame><draw:frame draw:style-name="gr13" draw:text-style-name="P44" svg:width="0.701cm" svg:height="0.675cm" svg:x="5.555cm" svg:y="1.728cm"><draw:text-box><text:p text:style-name="P43"><text:span text:style-name="T10">D</text:span></text:p></draw:text-box></draw:frame><draw:frame draw:style-name="gr13" draw:text-style-name="P44" svg:width="0.703cm" svg:height="0.675cm" svg:x="6.354cm" svg:y="-0.071cm"><draw:text-box><text:p text:style-name="P43"><text:span text:style-name="T10">E</text:span></text:p></draw:text-box></draw:frame><draw:frame draw:style-name="gr13" draw:text-style-name="P44" svg:width="0.701cm" svg:height="0.675cm" svg:x="6.056cm" svg:y="3.028cm"><draw:text-box><text:p text:style-name="P43"><text:span text:style-name="T10">F</text:span></text:p></draw:text-box></draw:frame><draw:frame draw:style-name="gr13" draw:text-style-name="P44" svg:width="1.504cm" svg:height="0.675cm" svg:x="3.852cm" svg:y="2.591cm"><draw:text-box><text:p text:style-name="P43"><text:span text:style-name="T10">4 cm</text:span></text:p></draw:text-box></draw:frame><draw:frame draw:style-name="gr13" draw:text-style-name="P44" svg:width="1.452cm" svg:height="0.675cm" draw:transform="rotate (1.13428948087111) translate (1.38288888888889cm 1.62983333333333cm)"><draw:text-box><text:p text:style-name="P43"><text:span text:style-name="T10">3 cm</text:span></text:p></draw:text-box></draw:frame><draw:line draw:style-name="gr14" draw:text-style-name="P41" svg:x1="2.057cm" svg:y1="2.398cm" svg:x2="2.251cm" svg:y2="2.286cm"><text:p/></draw:line><draw:line draw:style-name="gr14" draw:text-style-name="P41" svg:x1="2.351cm" svg:y1="1.299cm" svg:x2="2.157cm" svg:y2="1.187cm"><text:p/></draw:line><draw:line draw:style-name="gr14" draw:text-style-name="P41" svg:x1="2.095cm" svg:y1="1.644cm" svg:x2="2.19cm" svg:y2="1.913cm"><text:p/></draw:line><draw:line draw:style-name="gr14" draw:text-style-name="P41" svg:x1="2.093cm" svg:y1="2.042cm" svg:x2="2.19cm" svg:y2="1.912cm"><text:p/></draw:line><draw:line draw:style-name="gr15" draw:text-style-name="P41" svg:x1="6.686cm" svg:y1="0.539cm" svg:x2="6.427cm" svg:y2="3.132cm"><text:p/></draw:line><draw:line draw:style-name="gr16" draw:text-style-name="P41" svg:x1="6.109cm" svg:y1="1.792cm" svg:x2="2.017cm" svg:y2="1.792cm"><text:p/></draw:line></draw:g><text:span text:style-name="_5f_Caractères">Construis en vraie grandeur la base ABC de ce prisme droit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31" text:outline-level="2"><text:span text:style-name="_5f_Caractères">Quelle est la forme de la face avant de ce prisme droit 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1" text:outline-level="2"><text:span text:style-name="_5f_Caractères">Quelle longueur doit-on reporter au compas pour construire la face avant de ce prisme droit 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1" text:outline-level="2"><text:span text:style-name="_5f_Caractères">Construis en vraie grandeur la face avant :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35" text:outline-level="1"><draw:g text:anchor-type="paragraph" draw:z-index="35" draw:name="DrawObject3" draw:style-name="gr17"><draw:custom-shape draw:name="Shape2" draw:style-name="gr18" draw:text-style-name="P42" svg:width="3.2cm" svg:height="3.601cm" draw:transform="rotate (1.5707963267949) translate (0.492125cm 5.89138888888889cm)"><text:p/><draw:enhanced-geometry svg:viewBox="0 0 21600 21600" draw:mirror-horizontal="true" draw:glue-points="?f6 0 10800 ?f8 ?f11 10800 ?f9 21600 10800 ?f10 ?f5 10800" draw:text-areas="?f3 ?f3 ?f4 ?f4" draw:type="parallelogram" draw:modifiers="7053.8624659194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3" draw:style-name="gr19" draw:text-style-name="P41" svg:width="7.601cm" svg:height="3.2cm" svg:x="0.548cm" svg:y="2.692cm"><text:p/><draw:enhanced-geometry svg:viewBox="0 0 21600 21600" draw:glue-points="?f7 0 ?f6 ?f1 0 ?f10 ?f6 21600 ?f4 ?f10 21600 ?f9" draw:path-stretchpoint-x="10800" draw:path-stretchpoint-y="10800" draw:text-areas="0 ?f1 ?f4 ?f12" draw:type="cube" draw:modifiers="7274.2268041237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name="Shape4" draw:style-name="gr20" draw:text-style-name="P41" svg:x1="1.648cm" svg:y1="4.794cm" svg:x2="8.148cm" svg:y2="4.794cm"><text:p/></draw:line><draw:line draw:name="Shape5" draw:style-name="gr20" draw:text-style-name="P41" svg:x1="1.647cm" svg:y1="4.794cm" svg:x2="0.547cm" svg:y2="5.894cm"><text:p/></draw:line><draw:line draw:name="Shape6" draw:style-name="gr20" draw:text-style-name="P41" svg:x1="1.648cm" svg:y1="2.692cm" svg:x2="1.648cm" svg:y2="4.792cm"><text:p/></draw:line><draw:line draw:name="Shape7" draw:style-name="gr21" draw:text-style-name="P41" svg:x1="4.101cm" svg:y1="4.847cm" svg:x2="4.101cm" svg:y2="2.691cm"><text:p/></draw:line><draw:line draw:name="Shape8" draw:style-name="gr22" draw:text-style-name="P41" svg:x1="4.147cm" svg:y1="2.691cm" svg:x2="0.547cm" svg:y2="3.737cm"><text:p/></draw:line><draw:line draw:name="Shape9" draw:style-name="gr21" draw:text-style-name="P41" svg:x1="0.547cm" svg:y1="5.892cm" svg:x2="4.147cm" svg:y2="4.847cm"><text:p/></draw:line><draw:frame draw:name="Shape10" draw:style-name="gr23" draw:text-style-name="P45" svg:width="1.2cm" svg:height="0.664cm" svg:x="-0.152cm" svg:y="3.392cm"><draw:text-box><text:p text:style-name="P43"><text:span text:style-name="T11">A</text:span></text:p></draw:text-box></draw:frame><draw:frame draw:name="Shape11" draw:style-name="gr23" draw:text-style-name="P45" svg:width="1.2cm" svg:height="0.664cm" svg:x="-0.152cm" svg:y="5.592cm"><draw:text-box><text:p text:style-name="P43"><text:span text:style-name="T11">B</text:span></text:p></draw:text-box></draw:frame><draw:frame draw:name="Shape12" draw:style-name="gr23" draw:text-style-name="P45" svg:width="1.2cm" svg:height="0.664cm" svg:x="1.249cm" svg:y="2.092cm"><draw:text-box><text:p text:style-name="P43"><text:span text:style-name="T11">E</text:span></text:p></draw:text-box></draw:frame><draw:frame draw:name="Shape13" draw:style-name="gr23" draw:text-style-name="P45" svg:width="1.2cm" svg:height="0.664cm" svg:x="3.748cm" svg:y="2.092cm"><draw:text-box><text:p text:style-name="P43"><text:span text:style-name="T11">I</text:span></text:p></draw:text-box></draw:frame><draw:frame draw:name="Shape14" draw:style-name="gr23" draw:text-style-name="P45" svg:width="1.2cm" svg:height="0.664cm" svg:x="3.748cm" svg:y="4.793cm"><draw:text-box><text:p text:style-name="P43"><text:span text:style-name="T11">J</text:span></text:p></draw:text-box></draw:frame><draw:frame draw:name="Shape15" draw:style-name="gr23" draw:text-style-name="P45" svg:width="1.202cm" svg:height="0.664cm" svg:x="1.047cm" svg:y="4.392cm"><draw:text-box><text:p text:style-name="P43"><text:span text:style-name="T11">F</text:span></text:p></draw:text-box></draw:frame><draw:frame draw:name="Shape16" draw:style-name="gr23" draw:text-style-name="P45" svg:width="1.202cm" svg:height="0.664cm" svg:x="6.547cm" svg:y="5.793cm"><draw:text-box><text:p text:style-name="P43"><text:span text:style-name="T11">C</text:span></text:p></draw:text-box></draw:frame><draw:frame draw:name="Shape17" draw:style-name="gr23" draw:text-style-name="P45" svg:width="1.2cm" svg:height="0.664cm" svg:x="6.849cm" svg:y="3.692cm"><draw:text-box><text:p text:style-name="P43"><text:span text:style-name="T11">D</text:span></text:p></draw:text-box></draw:frame><draw:frame draw:name="Shape18" draw:style-name="gr23" draw:text-style-name="P45" svg:width="1.2cm" svg:height="0.664cm" svg:x="7.948cm" svg:y="2.193cm"><draw:text-box><text:p text:style-name="P43"><text:span text:style-name="T11">H</text:span></text:p></draw:text-box></draw:frame><draw:frame draw:name="Shape19" draw:style-name="gr23" draw:text-style-name="P45" svg:width="1.2cm" svg:height="0.664cm" svg:x="7.948cm" svg:y="4.493cm"><draw:text-box><text:p text:style-name="P43"><text:span text:style-name="T11">G</text:span></text:p></draw:text-box></draw:frame></draw:g><text:span text:style-name="_5f_Caractères">ABCDEFGH est un parallélépipède rectangle. On coupe ce parallélépipède pour obtenir un prisme droit AEIBFJ. On donne AE = 4,3 cm ; EI = 2,5 cm ; EF = 3,2 cm et EH = 5,4 cm</text:span></text:h>
          <text:list>
            <text:list-item>
              <text:h text:style-name="P31" text:outline-level="2"><text:span text:style-name="_5f_Caractères">Nomme les bases de ce prisme droit :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1" text:outline-level="2"><text:span text:style-name="_5f_Caractères">Quelle est leur nature 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1" text:outline-level="2"><text:span text:style-name="_5f_Caractères">Sur la même figure, construis en vraie grandeur les faces AIJB et AEHD.</text:span></text:h>
            </text:list-item>
          </text:list>
        </text:list-item>
        <text:list-item>
          <text:h text:style-name="P33" text:outline-level="1"><text:span text:style-name="_5f_Caractères">À l’aide des représentations en perspective cavalière, indique les longueurs que tu connais et code les segments de même longueur sur les patrons.</text:span></text:h>
        </text:list-item>
      </text:list>
      <text:h text:style-name="_5f_Paragraphe" text:outline-level="1"><draw:g text:anchor-type="as-char" draw:z-index="31" draw:name="DrawObject2" draw:style-name="gr50"><draw:path draw:name="Forme 88" draw:style-name="gr51" draw:text-style-name="P58" svg:width="0.424cm" svg:height="1.152cm" svg:x="0.533cm" svg:y="5.487cm" svg:viewBox="0 0 425 1153" svg:d="M425 0c-25 54-17 118-50 171-35 52-47 116-72 175-23 53-48 106-55 165-9 58-46 107-61 165-16 58-42 114-67 169-23 55-40 113-70 166l-18 55-16 55-16 32"><text:p/></draw:path><draw:path draw:name="Forme 89" draw:style-name="gr51" draw:text-style-name="P58" svg:width="0.425cm" svg:height="1.152cm" svg:x="2.595cm" svg:y="5.517cm" svg:viewBox="0 0 426 1153" svg:d="M426 0c-26 53-18 118-52 170-34 53-47 117-71 175-22 54-48 107-55 166-8 58-45 107-60 165-16 58-43 114-67 169-23 55-40 113-71 166l-17 55-17 54-16 33"><text:p/></draw:path><draw:path draw:name="Forme 90" draw:style-name="gr51" draw:text-style-name="P58" svg:width="2.055cm" svg:height="0.05cm" svg:x="0.953cm" svg:y="5.487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name="Forme 91" draw:style-name="gr51" draw:text-style-name="P58" svg:width="2.055cm" svg:height="0.05cm" svg:x="0.547cm" svg:y="6.639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name="Forme 92" draw:style-name="gr52" draw:text-style-name="P58" svg:width="0.425cm" svg:height="1.152cm" svg:x="1.258cm" svg:y="4.706cm" svg:viewBox="0 0 426 1153" svg:d="M426 0c-27 53-18 118-52 170-34 53-46 117-70 175-23 54-49 107-55 166-9 58-46 107-61 165-16 58-43 114-67 169s-41 113-71 166l-18 55-16 55-16 32"><text:p/></draw:path><draw:path draw:name="Forme 93" draw:style-name="gr51" draw:text-style-name="P58" svg:width="0.424cm" svg:height="1.152cm" svg:x="3.32cm" svg:y="4.742cm" svg:viewBox="0 0 425 1153" svg:d="M425 0c-26 53-17 118-51 170-34 53-47 117-71 175-22 54-48 108-55 166-8 58-46 107-60 165-16 58-43 114-67 169s-40 113-71 166l-17 55-17 55-16 32"><text:p/></draw:path><draw:path draw:name="Forme 94" draw:style-name="gr51" draw:text-style-name="P58" svg:width="2.055cm" svg:height="0.05cm" svg:x="1.676cm" svg:y="4.712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name="Forme 95" draw:style-name="gr53" draw:text-style-name="P58" svg:width="2.055cm" svg:height="0.05cm" svg:x="1.271cm" svg:y="5.861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name="Forme 96" draw:style-name="gr54" draw:text-style-name="P58" svg:width="0.726cm" svg:height="0.769cm" svg:x="0.959cm" svg:y="4.712cm" svg:viewBox="0 0 727 770" svg:d="M0 770c31-66 90-113 149-149 61-40 90-112 148-155 60-43 85-115 139-159 54-45 74-116 144-148 67-30 100-105 147-159"><text:p/></draw:path><draw:path draw:name="Forme 97" draw:style-name="gr54" draw:text-style-name="P58" svg:width="0.727cm" svg:height="0.768cm" svg:x="3.014cm" svg:y="4.75cm" svg:viewBox="0 0 728 769" svg:d="M0 769c32-66 90-112 149-149 62-40 90-112 148-154 60-43 85-115 138-159 54-46 74-117 144-149 68-30 100-105 149-158"><text:p/></draw:path><draw:path draw:name="Forme 98" draw:style-name="gr54" draw:text-style-name="P58" svg:width="0.727cm" svg:height="0.768cm" svg:x="2.602cm" svg:y="5.898cm" svg:viewBox="0 0 728 769" svg:d="M0 769c32-66 90-112 149-148 62-40 90-113 149-154 59-44 84-116 137-160 54-46 74-116 144-149 68-30 101-104 149-158"><text:p/></draw:path><draw:path draw:name="Forme 99" draw:style-name="gr55" draw:text-style-name="P58" svg:width="0.726cm" svg:height="0.769cm" svg:x="0.546cm" svg:y="5.855cm" svg:viewBox="0 0 727 770" svg:d="M0 770c31-67 90-113 149-149 62-40 91-112 148-154 61-43 86-115 138-160 54-45 74-116 144-149 68-29 101-104 148-158"><text:p/></draw:path><draw:path draw:name="Forme 100" draw:style-name="gr56" draw:text-style-name="P58" svg:width="0.425cm" svg:height="1.152cm" svg:x="0.369cm" svg:y="5.445cm" svg:viewBox="0 0 426 1153" svg:d="M426 0c-27 53-18 118-52 170-34 53-46 117-71 175-22 54-48 107-55 166-9 58-45 107-60 165-16 58-44 114-67 169-25 55-41 113-71 165l-18 56-17 54-15 33"><text:p/></draw:path><draw:path draw:name="Forme 101" draw:style-name="gr56" draw:text-style-name="P58" svg:width="2.055cm" svg:height="0.05cm" svg:x="0.531cm" svg:y="6.819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name="Forme 102" draw:style-name="gr56" draw:text-style-name="P58" svg:width="0.726cm" svg:height="0.769cm" svg:x="2.766cm" svg:y="6.012cm" svg:viewBox="0 0 727 770" svg:d="M0 770c31-67 90-113 148-149 62-40 90-113 149-155 59-43 85-115 137-159 55-45 75-116 145-149 68-30 100-105 148-158"><text:p/></draw:path><draw:frame draw:name="Forme 103" draw:style-name="gr57" draw:text-style-name="P60" svg:width="0.823cm" svg:height="0.375cm" svg:x="1.242cm" svg:y="6.914cm"><draw:text-box><text:p text:style-name="P59"><text:span text:style-name="T13">4 cm</text:span></text:p></draw:text-box></draw:frame><draw:frame draw:name="Forme 104" draw:style-name="gr58" draw:text-style-name="P60" svg:width="0.821cm" svg:height="0.375cm" draw:transform="rotate (1.18507856210415) translate (0cm 6.16633333333333cm)"><draw:text-box><text:p text:style-name="P59"><text:span text:style-name="T13">3 cm</text:span></text:p></draw:text-box></draw:frame><draw:frame draw:name="Forme 105" draw:style-name="gr57" draw:text-style-name="P60" svg:width="0.823cm" svg:height="0.375cm" svg:x="3.147cm" svg:y="6.324cm"><draw:text-box><text:p text:style-name="P59"><text:span text:style-name="T13">2 cm</text:span></text:p></draw:text-box></draw:frame><draw:polyline draw:name="Forme 106" draw:style-name="gr54" draw:text-style-name="P58" svg:width="0.037cm" svg:height="0.156cm" svg:x="1.819cm" svg:y="5.423cm" svg:viewBox="0 0 38 157" draw:points="38,0 26,63 7,125 0,157"><text:p/></draw:polyline><draw:polyline draw:name="Forme 107" draw:style-name="gr54" draw:text-style-name="P58" svg:width="0.038cm" svg:height="0.156cm" svg:x="1.916cm" svg:y="5.43cm" svg:viewBox="0 0 39 157" draw:points="39,0 26,63 7,125 0,157"><text:p/></draw:polyline><draw:polyline draw:name="Forme 108" draw:style-name="gr54" draw:text-style-name="P58" svg:width="0.037cm" svg:height="0.156cm" svg:x="1.512cm" svg:y="6.571cm" svg:viewBox="0 0 38 157" draw:points="38,0 26,63 7,125 0,157"><text:p/></draw:polyline><draw:polyline draw:name="Forme 109" draw:style-name="gr54" draw:text-style-name="P58" svg:width="0.038cm" svg:height="0.156cm" svg:x="1.609cm" svg:y="6.571cm" svg:viewBox="0 0 39 157" draw:points="39,0 26,63 7,125 0,157"><text:p/></draw:polyline><draw:polyline draw:name="Forme 110" draw:style-name="gr54" draw:text-style-name="P58" svg:width="0.143cm" svg:height="0.143cm" svg:x="0.713cm" svg:y="5.951cm" svg:viewBox="0 0 144 144" draw:points="0,0 63,38 107,101 144,144"><text:p/></draw:polyline><draw:polyline draw:name="Forme 111" draw:style-name="gr54" draw:text-style-name="P58" svg:width="0.143cm" svg:height="0.142cm" svg:x="2.744cm" svg:y="6.049cm" svg:viewBox="0 0 144 143" draw:points="0,0 63,38 107,101 144,143"><text:p/></draw:polyline><draw:frame draw:name="Forme 112" draw:style-name="gr57" draw:text-style-name="P60" svg:width="0.823cm" svg:height="0.375cm" svg:x="1.63cm" svg:y="0.153cm"><draw:text-box><text:p text:style-name="P59"><text:span text:style-name="T13">5 cm</text:span></text:p></draw:text-box></draw:frame><draw:frame draw:name="Forme 113" draw:style-name="gr59" draw:text-style-name="P60" svg:width="1.248cm" svg:height="0.375cm" draw:transform="rotate (1.5707963267949) translate (0.0105833333333333cm 2.09880555555556cm)"><draw:text-box><text:p text:style-name="P59"><text:span text:style-name="T13">2,5 cm </text:span></text:p></draw:text-box></draw:frame><draw:frame draw:name="Forme 114" draw:style-name="gr58" draw:text-style-name="P60" svg:width="0.821cm" svg:height="0.375cm" draw:transform="rotate (0.274191225488309) translate (2.16252777777778cm 2.79906944444444cm)"><draw:text-box><text:p text:style-name="P59"><text:span text:style-name="T13">4 cm</text:span></text:p></draw:text-box></draw:frame><draw:frame draw:name="Forme 115" draw:style-name="gr60" draw:text-style-name="P60" svg:width="0.825cm" svg:height="0.375cm" draw:transform="rotate (-0.622558944186377) translate (0.640291666666667cm 2.29106944444444cm)"><draw:text-box><text:p text:style-name="P59"><text:span text:style-name="T13">3 cm</text:span></text:p></draw:text-box></draw:frame><draw:path draw:name="Forme 116" draw:style-name="gr61" draw:text-style-name="P61" svg:width="1.083cm" svg:height="0.024cm" svg:x="0.779cm" svg:y="0.714cm" svg:viewBox="0 0 1084 25" svg:d="M0 0c629-2 1095 25 1084 25"><text:p/></draw:path><draw:path draw:name="Forme 117" draw:style-name="gr61" draw:text-style-name="P61" svg:width="0.58cm" svg:height="0.024cm" svg:x="1.861cm" svg:y="0.717cm" svg:viewBox="0 0 581 25" svg:d="M0 25c-2 0 616-25 579-25"><text:p/></draw:path><draw:path draw:name="Forme 118" draw:style-name="gr61" draw:text-style-name="P61" svg:width="0.844cm" svg:height="0.036cm" svg:x="2.437cm" svg:y="0.717cm" svg:viewBox="0 0 845 37" svg:d="M0 0c-2 0 845 37 845 37"><text:p/></draw:path><draw:path draw:name="Forme 119" draw:style-name="gr61" draw:text-style-name="P61" svg:width="0.012cm" svg:height="0.628cm" svg:x="3.273cm" svg:y="0.753cm" svg:viewBox="0 0 13 629" svg:d="M13 0c0 0 0 629-13 629"><text:p/></draw:path><draw:path draw:name="Forme 120" draw:style-name="gr61" draw:text-style-name="P61" svg:width="0.05cm" svg:height="0.463cm" svg:x="3.268cm" svg:y="1.383cm" svg:viewBox="0 0 51 464" svg:d="M0 0c-2 0 51 464 51 464"><text:p/></draw:path><draw:path draw:name="Forme 121" draw:style-name="gr61" draw:text-style-name="P61" svg:width="0.036cm" svg:height="0.325cm" svg:x="3.276cm" svg:y="1.851cm" svg:viewBox="0 0 37 326" svg:d="M37 0c0 0-39 313-37 326"><text:p/></draw:path><draw:path draw:name="Forme 122" draw:style-name="gr61" draw:text-style-name="P61" svg:width="0.01cm" svg:height="0.426cm" svg:x="0.766cm" svg:y="1.732cm" svg:viewBox="0 0 11 427" svg:d="M0 427c0 0 0-429 11-427"><text:p/></draw:path><draw:path draw:name="Forme 123" draw:style-name="gr61" draw:text-style-name="P61" svg:width="0.024cm" svg:height="0.513cm" svg:x="0.779cm" svg:y="1.222cm" svg:viewBox="0 0 25 514" svg:d="M0 514c13 14 25-514 25-514"><text:p/></draw:path><draw:path draw:name="Forme 124" draw:style-name="gr61" draw:text-style-name="P61" svg:width="0.024cm" svg:height="0.488cm" svg:x="0.779cm" svg:y="0.73cm" svg:viewBox="0 0 25 489" svg:d="M25 489c0 11-25-489-25-489"><text:p/></draw:path><draw:line draw:name="Forme 125" draw:style-name="gr61" draw:text-style-name="P61" svg:x1="0.779cm" svg:y1="0.73cm" svg:x2="1.296cm" svg:y2="1.043cm"><text:p/></draw:line><draw:path draw:name="Forme 126" draw:style-name="gr61" draw:text-style-name="P61" svg:width="0.276cm" svg:height="0.175cm" svg:x="1.295cm" svg:y="1.044cm" svg:viewBox="0 0 277 176" svg:d="M0 0c0 0 289 176 277 176"><text:p/></draw:path><draw:path draw:name="Forme 127" draw:style-name="gr61" draw:text-style-name="P61" svg:width="0.578cm" svg:height="0.161cm" svg:x="1.572cm" svg:y="1.059cm" svg:viewBox="0 0 579 162" svg:d="M0 162c-2 0 579-162 579-162"><text:p/></draw:path><draw:path draw:name="Forme 128" draw:style-name="gr61" draw:text-style-name="P61" svg:width="0.553cm" svg:height="0.163cm" svg:x="2.153cm" svg:y="0.895cm" svg:viewBox="0 0 554 164" svg:d="M0 164c0 0 566-164 554-164"><text:p/></draw:path><draw:path draw:name="Forme 129" draw:style-name="gr61" draw:text-style-name="P61" svg:width="0.578cm" svg:height="0.15cm" svg:x="2.706cm" svg:y="0.745cm" svg:viewBox="0 0 579 151" svg:d="M0 151c-2 0 579-151 579-151"><text:p/></draw:path><draw:path draw:name="Forme 130" draw:style-name="gr61" draw:text-style-name="P61" svg:width="2.505cm" svg:height="0.514cm" svg:x="0.793cm" svg:y="2.178cm" svg:viewBox="0 0 2506 515" svg:d="M0 0c314 201 541 351 516 351s289 164 289 164c0 0 655-213 642-213-12 0 644-151 644-151l415-138"><text:p/></draw:path><draw:path draw:name="Forme 131" draw:style-name="gr61" draw:text-style-name="P61" svg:width="0.01cm" svg:height="1.48cm" svg:x="1.585cm" svg:y="1.209cm" svg:viewBox="0 0 11 1481" svg:d="M0 0c0 288 11 802 11 802l-11 465v214"><text:p/></draw:path><draw:path draw:name="Forme 132" draw:style-name="gr62" draw:text-style-name="P61" svg:width="2.505cm" svg:height="0.024cm" svg:x="0.773cm" svg:y="2.178cm" svg:viewBox="0 0 2506 25" svg:d="M0 0c541 0 1045 13 1033 13-11 0 717 12 717 0 0-11 580 12 568 12-13 0 188 0 188 0"><text:p/></draw:path><draw:path draw:name="Forme 133" draw:style-name="gr63" draw:text-style-name="P61" svg:width="0.026cm" svg:height="1.457cm" svg:x="0.549cm" svg:y="0.739cm" svg:viewBox="0 0 27 1458" svg:d="M13 0c14 214 14 591 14 579s-27 514-27 514v365"><text:p/></draw:path><draw:path draw:name="Forme 134" draw:style-name="gr63" draw:text-style-name="P62" svg:width="2.543cm" svg:height="0.036cm" svg:x="0.736cm" svg:y="0.544cm" svg:viewBox="0 0 2544 37" svg:d="M0 0c781 13 1234 37 1221 37-14 0 870-12 870-12h453"><text:p/></draw:path><draw:path draw:name="Forme 135" draw:style-name="gr63" draw:text-style-name="P62" svg:width="0.805cm" svg:height="0.551cm" svg:x="0.66cm" svg:y="2.226cm" svg:viewBox="0 0 806 552" svg:d="M0 0c266 213 467 326 442 326s364 226 364 226"><text:p/></draw:path><draw:path draw:name="Forme 136" draw:style-name="gr63" draw:text-style-name="P62" svg:width="1.738cm" svg:height="0.514cm" svg:x="1.617cm" svg:y="2.336cm" svg:viewBox="0 0 1739 515" svg:d="M0 515c543-200 1134-338 1134-338l504-127 101-50"><text:p/></draw:path><draw:path draw:name="Forme 137" draw:style-name="gr61" draw:text-style-name="P62" svg:width="0.201cm" svg:height="0.292cm" svg:x="0.706cm" svg:y="1.383cm" svg:viewBox="0 0 202 293" svg:d="M17 0c92 0 143 25 143 25l42 34-9 50c0 0-50 42-33 42s-76 0-68 0c9 0-92 16-92 16v59l25 42 76 25 84-8v-9"><text:p/></draw:path><draw:path draw:name="Forme 138" draw:style-name="gr61" draw:text-style-name="P62" svg:width="0.167cm" svg:height="0.101cm" svg:x="1.147cm" svg:y="0.961cm" svg:viewBox="0 0 168 102" svg:d="M0 102c168-102 168-102 168-102"><text:p/></draw:path><draw:path draw:name="Forme 139" draw:style-name="gr61" draw:text-style-name="P62" svg:width="0.125cm" svg:height="0.141cm" svg:x="1.785cm" svg:y="0.677cm" svg:viewBox="0 0 126 142" svg:d="M0 142c101-142 126-142 126-142"><text:p/></draw:path><draw:path draw:name="Forme 140" draw:style-name="gr61" draw:text-style-name="P62" svg:width="0.137cm" svg:height="0.15cm" svg:x="1.842cm" svg:y="0.691cm" svg:viewBox="0 0 138 151" svg:d="M0 151c109-151 138-151 138-151"><text:p/></draw:path><draw:path draw:name="Forme 141" draw:style-name="gr64" draw:text-style-name="P62" svg:width="4.614cm" svg:height="3.07cm" svg:x="3.888cm" svg:y="0cm" svg:viewBox="0 0 4615 3071" svg:d="M3102 2156c11 221-22 516-22 506 0-11 22 409 22 409 0 0 382-242 372-242-11 0 444-241 444-241 0 0 412-253 400-242-12 10 297-199 297-199l-656 20-887-20c0 0-912 20-902 20s-762-11-762-20c0-8-845 31-845 31l-563-11c0 0 23-401 23-389s-23-453-23-442c0 10 0-399 0-399 0 0 752 0 742 0-11 0 720 10 709 10-10 0 847-10 847-10h782 583l804 10c0 0 127-21 138-21 10 0-455-273-455-273l-477-307-370-198c0 0-201-126-201-147s32 410 32 410l-32 504 11 483-33 495 33 285z"><text:p/></draw:path><draw:path draw:name="Forme 142" draw:style-name="gr65" draw:text-style-name="P62" svg:width="0.03cm" svg:height="1.208cm" svg:x="8.475cm" svg:y="0.954cm" svg:viewBox="0 0 31 1209" svg:d="M31 1209c0-390-31-810-31-810l21-399"><text:p/></draw:path><draw:path draw:name="Forme 143" draw:style-name="gr66" draw:text-style-name="P62" svg:width="0.031cm" svg:height="1.208cm" svg:x="5.994cm" svg:y="0.954cm" svg:viewBox="0 0 32 1209" svg:d="M32 1209c0-390-32-810-32-810l22-399"><text:p/></draw:path><draw:path draw:name="Forme 144" draw:style-name="gr67" draw:text-style-name="P62" svg:width="0.01cm" svg:height="0.934cm" svg:x="6.889cm" svg:y="2.15cm" svg:viewBox="0 0 11 935" svg:d="M11 935c0-199 0-494 0-473s-11-358-11-358v-104"><text:p/></draw:path><draw:path draw:name="Forme 145" draw:style-name="gr68" draw:text-style-name="P62" svg:width="0.01cm" svg:height="0.936cm" svg:x="6.889cm" svg:y="0.005cm" svg:viewBox="0 0 11 937" svg:d="M11 937c0-200 0-495 0-474s-11-357-11-357v-106"><text:p/></draw:path><draw:path draw:name="Forme 146" draw:style-name="gr69" draw:text-style-name="P62" svg:width="1.498cm" svg:height="0.013cm" svg:x="6.987cm" svg:y="1.971cm" svg:viewBox="0 0 1499 14" svg:d="M1499 0c-320 0-792 0-758 0s-574 14-574 14h-167"><text:p/></draw:path><draw:path draw:name="Forme 147" draw:style-name="gr70" draw:text-style-name="P62" svg:width="0.929cm" svg:height="0.024cm" svg:x="6.04cm" svg:y="1.971cm" svg:viewBox="0 0 930 25" svg:d="M930 0c-199 0-491 0-469 0s-356 25-356 25h-105"><text:p/></draw:path><draw:path draw:name="Forme 148" draw:style-name="gr71" draw:text-style-name="P62" svg:width="2.06cm" svg:height="0.045cm" svg:x="3.917cm" svg:y="1.978cm" svg:viewBox="0 0 2061 46" svg:d="M2061 0c-441 0-387 9-580 9-154 0-511-9-461-9 49 0-789 46-789 46h-231"><text:p/></draw:path><draw:path draw:name="Forme 149" draw:style-name="gr72" draw:text-style-name="P62" svg:width="0.01cm" svg:height="1.209cm" svg:x="3.746cm" svg:y="0.961cm" svg:viewBox="0 0 11 1210" svg:d="M11 1210c0-257 0-639 0-612 0 26-11-463-11-463v-135"><text:p/></draw:path><draw:path draw:name="Forme 150" draw:style-name="gr51" draw:text-style-name="P58" svg:width="0.457cm" svg:height="1.236cm" svg:x="5.05cm" svg:y="4.561cm" svg:viewBox="0 0 458 1237" svg:d="M458 0c-28 58-19 126-54 182-37 57-51 125-77 189-25 57-53 115-59 177-9 63-49 115-65 177-17 63-47 123-73 182-25 58-44 122-76 178l-18 58-18 60-18 34"><text:p/></draw:path><draw:path draw:name="Forme 151" draw:style-name="gr51" draw:text-style-name="P58" svg:width="1.76cm" svg:height="0.043cm" svg:x="5.495cm" svg:y="4.577cm" svg:viewBox="0 0 1761 44" svg:d="M0 0c49 1 97 3 146 4 47 1 94 7 142 5 50-2 103 0 156 0 47 0 98 0 146 0 52 0 105 0 157 0 49 0 100 5 150 0 49-5 93 14 142 14 48 0 98-5 145 9 48 14 100 6 152 11 48 3 97-2 147-11 48-7 100 0 150 0h48 47 33"><text:p/></draw:path><draw:path draw:name="Forme 152" draw:style-name="gr51" draw:text-style-name="P58" svg:width="1.76cm" svg:height="0.043cm" svg:x="5.05cm" svg:y="5.808cm" svg:viewBox="0 0 1761 44" svg:d="M0 0c49 1 97 3 146 4 47 1 94 7 142 5 50-2 103 0 156 0 47 0 98 0 146 0 52 0 105 0 157 0 49 0 100 5 150 0 49-5 93 14 142 14 48 0 98-5 145 9 48 14 100 6 152 11 48 3 97-2 147-11 48-7 100 0 150 0h48 47 33"><text:p/></draw:path><draw:path draw:name="Forme 153" draw:style-name="gr51" draw:text-style-name="P58" svg:width="1.727cm" svg:height="0.039cm" svg:x="5.5cm" svg:y="3.71cm" svg:viewBox="0 0 1728 40" svg:d="M0 0c48 1 95 3 143 4 46 1 92 6 140 5 49-3 101 0 152 0 48 0 96 0 144 0 50 0 103 0 153 0 49 0 99 3 148 0 48-5 91 12 140 12 46 0 96-5 143 8 46 14 98 6 148 10 47 3 95-2 144-10 48-7 98 0 148 0h46 47 32"><text:p/></draw:path><draw:path draw:name="Forme 154" draw:style-name="gr54" draw:text-style-name="P58" svg:width="0.02cm" svg:height="0.836cm" svg:x="5.491cm" svg:y="3.725cm" svg:viewBox="0 0 21 837" svg:d="M13 837c-18-51-9-112 3-166 15-61-10-112 1-170 11-59-15-110-9-165 7-58-22-104 1-164 23-58 0-115-1-172"><text:p/></draw:path><draw:path draw:name="Forme 155" draw:style-name="gr54" draw:text-style-name="P58" svg:width="0.02cm" svg:height="0.836cm" svg:x="7.233cm" svg:y="3.748cm" svg:viewBox="0 0 21 837" svg:d="M11 837c-17-51-9-112 5-167 14-60-10-112 1-170 12-59-15-109-9-164 7-58-22-104 1-164 23-59 0-116-2-172"><text:p/></draw:path><draw:path draw:name="Forme 156" draw:style-name="gr51" draw:text-style-name="P58" svg:width="1.727cm" svg:height="0.039cm" svg:x="5.075cm" svg:y="6.641cm" svg:viewBox="0 0 1728 40" svg:d="M1728 40c-47-1-95-3-143-4-46-1-92-7-140-5-49 3-101 0-152 0-48 0-96 0-144 0-50 0-103 0-153 0-49 0-99-4-148 0-48 5-91-12-140-12-46 0-96 5-142-9-47-13-98-5-149-9-47-3-95 2-144 9-47 7-98 0-147 0h-47-47-32"><text:p/></draw:path><draw:path draw:name="Forme 157" draw:style-name="gr54" draw:text-style-name="P58" svg:width="0.02cm" svg:height="0.837cm" svg:x="6.786cm" svg:y="5.835cm" svg:viewBox="0 0 21 838" svg:d="M9 0c18 51 9 113-4 168-15 59 9 111-1 168-11 60 15 110 9 166-6 57 22 103-2 163-23 59 0 115 2 173"><text:p/></draw:path><draw:path draw:name="Forme 158" draw:style-name="gr54" draw:text-style-name="P58" svg:width="0.019cm" svg:height="0.836cm" svg:x="5.05cm" svg:y="5.808cm" svg:viewBox="0 0 20 837" svg:d="M7 0c19 51 10 112-2 167-15 60 10 112-2 169-11 60 16 110 9 166-6 56 22 103-2 163-22 59 2 114 2 172"><text:p/></draw:path><draw:path draw:name="Forme 159" draw:style-name="gr51" draw:text-style-name="P58" svg:width="0.457cm" svg:height="1.236cm" svg:x="6.802cm" svg:y="4.591cm" svg:viewBox="0 0 458 1237" svg:d="M458 0c-28 58-18 126-54 182-37 57-51 125-77 189-25 57-52 115-60 177-8 63-48 115-65 177-16 63-47 123-72 182s-44 122-77 178l-17 58-19 59-17 35"><text:p/></draw:path><draw:path draw:name="Forme 160" draw:style-name="gr51" draw:text-style-name="P58" svg:width="1.321cm" svg:height="0.069cm" svg:x="4.168cm" svg:y="4.501cm" svg:viewBox="0 0 1322 70" svg:d="M0 8c64 10 127-20 190-3 66 18 136 10 204 17 62 5 126 14 188 2 63-10 125 12 188 9 66-4 133 7 196 13 64 7 130 5 193 19l62-1h62l39 6"><text:p/></draw:path><draw:path draw:name="Forme 161" draw:style-name="gr51" draw:text-style-name="P58" svg:width="1.321cm" svg:height="0.07cm" svg:x="4.169cm" svg:y="3.646cm" svg:viewBox="0 0 1322 71" svg:d="M0 9c64 9 127-21 190-4 66 18 136 11 204 17 62 5 126 14 188 3 63-11 125 11 188 8 66-3 133 7 196 13 64 7 130 6 193 20l62-1 62-1 39 7"><text:p/></draw:path><draw:path draw:name="Forme 162" draw:style-name="gr54" draw:text-style-name="P58" svg:width="0.02cm" svg:height="0.837cm" svg:x="4.147cm" svg:y="3.666cm" svg:viewBox="0 0 21 838" svg:d="M8 0c19 51 10 112-3 167-15 60 9 113-1 170-12 59 16 108 9 165-7 58 22 103-2 163-22 59 0 116 3 173"><text:p/></draw:path><draw:path draw:name="Forme 163" draw:style-name="gr51" draw:text-style-name="P58" svg:width="1.321cm" svg:height="0.07cm" svg:x="6.802cm" svg:y="5.835cm" svg:viewBox="0 0 1322 71" svg:d="M1322 62c-64-9-127 21-191 3-66-18-135-10-204-16-61-5-125-14-187-3-63 11-125-11-189-8-65 3-132-7-196-13-64-7-129-6-192-20l-62 1-62 1-39-7"><text:p/></draw:path><draw:path draw:name="Forme 164" draw:style-name="gr51" draw:text-style-name="P58" svg:width="1.321cm" svg:height="0.069cm" svg:x="6.802cm" svg:y="6.687cm" svg:viewBox="0 0 1322 70" svg:d="M1322 62c-64-10-127 20-191 3-66-18-135-10-204-17-61-5-125-14-187-2-63 10-125-12-189-9-65 4-132-7-196-13-64-7-129-5-192-19l-62 1h-62l-39-6"><text:p/></draw:path><draw:path draw:name="Forme 165" draw:style-name="gr54" draw:text-style-name="P58" svg:width="0.02cm" svg:height="0.836cm" svg:x="8.124cm" svg:y="5.898cm" svg:viewBox="0 0 21 837" svg:d="M13 837c-19-51-10-113 3-167 14-60-11-113 1-169 11-60-15-110-9-166 6-58-22-104 1-163s0-115-2-172"><text:p/></draw:path><draw:path draw:name="Forme 166" draw:style-name="gr56" draw:text-style-name="P58" svg:width="1.727cm" svg:height="0.039cm" svg:x="5.501cm" svg:y="3.539cm" svg:viewBox="0 0 1728 40" svg:d="M0 0c48 1 95 3 143 4 46 1 92 6 140 5 49-3 101 0 152 0 48 0 96 0 144 0 50 0 103 0 153 0 49 0 99 3 148 0 48-5 91 12 140 12 46 0 96-5 143 8 46 14 98 6 148 10 47 3 95-2 144-10 48-7 98 0 148 0h46 47 32"><text:p/></draw:path><draw:path draw:name="Forme 167" draw:style-name="gr56" draw:text-style-name="P58" svg:width="1.321cm" svg:height="0.07cm" svg:x="4.17cm" svg:y="3.473cm" svg:viewBox="0 0 1322 71" svg:d="M0 9c64 9 127-21 190-4 66 18 136 11 204 18 62 5 126 13 188 2 63-11 125 12 188 8 66-3 133 7 196 13 64 7 130 6 193 20l62-1 62-1 39 7"><text:p/></draw:path><draw:path draw:name="Forme 168" draw:style-name="gr56" draw:text-style-name="P58" svg:width="0.02cm" svg:height="0.837cm" svg:x="4.874cm" svg:y="5.808cm" svg:viewBox="0 0 21 838" svg:d="M8 0c19 51 9 113-3 167-15 61 9 113-2 169-11 61 15 111 8 166-5 57 24 103 0 163-23 60 0 116 2 173"><text:p/></draw:path><draw:path draw:name="Forme 169" draw:style-name="gr56" draw:text-style-name="P58" svg:width="1.321cm" svg:height="0.07cm" svg:x="6.802cm" svg:y="6.885cm" svg:viewBox="0 0 1322 71" svg:d="M1322 62c-64-9-127 21-191 3-66-18-135-10-204-16-61-5-125-14-187-3-63 11-125-11-189-8-65 3-132-7-196-13-64-7-129-6-192-20l-62 2h-62l-39-7"><text:p/></draw:path><draw:path draw:name="Forme 170" draw:style-name="gr56" draw:text-style-name="P58" svg:width="0.02cm" svg:height="0.836cm" svg:x="7.407cm" svg:y="3.749cm" svg:viewBox="0 0 21 837" svg:d="M14 837c-20-50-10-112 3-166 14-61-10-112 0-171 12-58-15-109-9-165 6-55-22-103 2-162 23-59 0-115-3-173"><text:p/></draw:path><draw:path draw:name="Forme 171" draw:style-name="gr56" draw:text-style-name="P58" svg:width="0.457cm" svg:height="1.236cm" svg:x="6.979cm" svg:y="4.591cm" svg:viewBox="0 0 458 1237" svg:d="M458 0c-28 58-18 126-54 182-36 57-50 125-78 188-24 58-51 116-58 178-9 63-49 115-64 177-18 63-48 123-73 182s-44 122-77 178l-18 58-18 60-18 34"><text:p/></draw:path><draw:path draw:name="Forme 172" draw:style-name="gr51" draw:text-style-name="P58" svg:width="0.414cm" svg:height="1.252cm" svg:x="5.046cm" svg:y="6.653cm" svg:viewBox="0 0 415 1253" svg:d="M415 1253c-26-59-14-128-47-185-36-58-47-127-71-191-22-58-48-117-53-180-6-62-45-115-59-178-16-64-43-125-66-185-24-59-40-122-71-179l-16-61-16-59-16-35"><text:p/></draw:path><draw:path draw:name="Forme 173" draw:style-name="gr51" draw:text-style-name="P58" svg:width="1.76cm" svg:height="0.027cm" svg:x="5.449cm" svg:y="7.897cm" svg:viewBox="0 0 1761 28" svg:d="M0 1c49 0 97 0 146 1 47 1 95-5 143 0 49 4 103 4 156 6 46 1 97 2 145 4 52 2 105 4 157 6 49 1 100-2 150 5 48 6 93-12 142-10 48 2 98 9 145-4 49-13 100-2 153-4 47-2 97 4 146 14 48 9 100 4 150 6l48 1 47 2h33"><text:p/></draw:path><draw:path draw:name="Forme 174" draw:style-name="gr51" draw:text-style-name="P58" svg:width="0.414cm" svg:height="1.251cm" svg:x="6.799cm" svg:y="6.678cm" svg:viewBox="0 0 415 1252" svg:d="M415 1252c-26-59-14-127-48-184-35-58-46-127-70-191-22-58-48-117-53-180-7-62-45-116-59-178-15-64-42-125-66-185-24-59-40-122-70-180l-17-60-15-59-17-35"><text:p/></draw:path></draw:g></text:h>
      <text:list text:continue-numbering="true" text:style-name="_5f_Numérotation_20_des_20_exercices">
        <text:list-item>
          <text:h text:style-name="P33" text:outline-level="1"><text:span text:style-name="_5f_Caractères">Le prisme droit ci-dessous est représenté en perspective cavalière. </text:span><text:span text:style-name="_5f_Caractères"><text:span text:style-name="T7">Sur une feuille, c</text:span></text:span><text:span text:style-name="_5f_Caractères">onstruis-en le patron en vraie grandeur</text:span><text:span text:style-name="_5f_Caractères"><text:span text:style-name="T7">.</text:span></text:span></text:h>
        </text:list-item>
      </text:list>
      <text:h text:style-name="_5f_Paragraphe" text:outline-level="1"><draw:g text:anchor-type="as-char" draw:z-index="29" draw:name="Forme 1" draw:style-name="gr77"><draw:line draw:style-name="gr78" draw:text-style-name="P64" svg:x1="0.487cm" svg:y1="2.124cm" svg:x2="3.49cm" svg:y2="2.124cm"><text:p/></draw:line><draw:line draw:style-name="gr78" draw:text-style-name="P64" svg:x1="0.487cm" svg:y1="2.127cm" svg:x2="1.984cm" svg:y2="0.63cm"><text:p/></draw:line><draw:line draw:style-name="gr78" draw:text-style-name="P64" svg:x1="1.984cm" svg:y1="0.616cm" svg:x2="3.5cm" svg:y2="2.132cm"><text:p/></draw:line><draw:line draw:style-name="gr79" draw:text-style-name="P64" svg:x1="1.871cm" svg:y1="1.505cm" svg:x2="4.874cm" svg:y2="1.505cm"><text:p/></draw:line><draw:line draw:style-name="gr79" draw:text-style-name="P64" svg:x1="1.871cm" svg:y1="1.508cm" svg:x2="3.368cm" svg:y2="0.011cm"><text:p/></draw:line><draw:line draw:style-name="gr78" draw:text-style-name="P64" svg:x1="3.366cm" svg:y1="0cm" svg:x2="4.882cm" svg:y2="1.516cm"><text:p/></draw:line><draw:line draw:style-name="gr78" draw:text-style-name="P64" svg:x1="1.981cm" svg:y1="0.632cm" svg:x2="3.375cm" svg:y2="0cm"><text:p/></draw:line><draw:line draw:style-name="gr79" draw:text-style-name="P64" svg:x1="0.494cm" svg:y1="2.13cm" svg:x2="1.888cm" svg:y2="1.498cm"><text:p/></draw:line><draw:line draw:style-name="gr78" draw:text-style-name="P64" svg:x1="3.485cm" svg:y1="2.13cm" svg:x2="4.879cm" svg:y2="1.498cm"><text:p/></draw:line><draw:line draw:style-name="gr80" draw:text-style-name="P64" svg:x1="0.487cm" svg:y1="2.327cm" svg:x2="3.49cm" svg:y2="2.327cm"><text:p/></draw:line><draw:frame draw:style-name="gr81" draw:text-style-name="P65" svg:width="0.823cm" svg:height="0.376cm" svg:x="1.489cm" svg:y="2.378cm"><draw:text-box><text:p text:style-name="P59"><text:span text:style-name="T15">3 cm</text:span></text:p></draw:text-box></draw:frame><draw:line draw:style-name="gr80" draw:text-style-name="P64" svg:x1="3.683cm" svg:y1="2.324cm" svg:x2="5.077cm" svg:y2="1.692cm"><text:p/></draw:line><draw:frame draw:style-name="gr81" draw:text-style-name="P65" svg:width="0.823cm" svg:height="0.376cm" svg:x="4.283cm" svg:y="2.083cm"><draw:text-box><text:p text:style-name="P59"><text:span text:style-name="T15">4 cm</text:span></text:p></draw:text-box></draw:frame><draw:line draw:style-name="gr78" draw:text-style-name="P64" svg:x1="1.042cm" svg:y1="1.385cm" svg:x2="1.189cm" svg:y2="1.52cm"><text:p/></draw:line><draw:line draw:style-name="gr78" draw:text-style-name="P64" svg:x1="1.141cm" svg:y1="1.385cm" svg:x2="1.288cm" svg:y2="1.52cm"><text:p/></draw:line><draw:line draw:style-name="gr78" draw:text-style-name="P64" svg:x1="3.011cm" svg:y1="1.445cm" svg:x2="2.864cm" svg:y2="1.58cm"><text:p/></draw:line><draw:line draw:style-name="gr78" draw:text-style-name="P64" svg:x1="2.907cm" svg:y1="1.445cm" svg:x2="2.76cm" svg:y2="1.58cm"><text:p/></draw:line><draw:line draw:style-name="gr80" draw:text-style-name="P64" svg:x1="0.288cm" svg:y1="2.023cm" svg:x2="1.785cm" svg:y2="0.526cm"><text:p/></draw:line><draw:frame draw:style-name="gr82" draw:text-style-name="P65" svg:width="1.14cm" svg:height="0.376cm" svg:x="0cm" svg:y="0.877cm"><draw:text-box><text:p text:style-name="P59"><text:span text:style-name="T15">2,5 cm</text:span></text:p></draw:text-box></draw:frame></draw:g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sans" svg:font-family="Lucidasan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9cm" draw:dots2="1" draw:dots2-length="0.009cm" draw:distance="0.009cm"/>
    <draw:stroke-dash draw:name="Dashed_20__28_var_29__20_6797" draw:display-name="Dashed (var) 6797" draw:style="rect" draw:dots1="1" draw:dots1-length="0.009cm" draw:dots2="1" draw:dots2-length="0.009cm" draw:distance="0.009cm"/>
    <draw:stroke-dash draw:name="Dashed_20__28_var_29__20_6798" draw:display-name="Dashed (var) 6798" draw:style="rect" draw:dots1="1" draw:dots1-length="0.009cm" draw:dots2="1" draw:dots2-length="0.009cm" draw:distance="0.009cm"/>
    <draw:stroke-dash draw:name="Dashed_20__28_var_29__20_6799" draw:display-name="Dashed (var) 6799" draw:style="rect" draw:dots1="1" draw:dots1-length="0.009cm" draw:dots2="1" draw:dots2-length="0.009cm" draw:distance="0.009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ot" draw:style="rect" draw:dots1="1" draw:dots1-length="57%" draw:distance="57%"/>
    <draw:stroke-dash draw:name="Fine_20_Dashed" draw:display-name="Fine Dashed" draw:style="rect" draw:dots1="1" draw:dots1-length="63%" draw:distance="63%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24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3" draw:name="Ligne_Entete_Impair_Mesures_2col" draw:style-name="Mgr3" draw:text-style-name="MP3" svg:x1="16.023cm" svg:y1="0.36cm" svg:x2="20.496cm" svg:y2="0.36cm"><text:p/></draw:line><draw:line text:anchor-type="paragraph" draw:z-index="49" draw:name="Ligne_Verticale_Impair_Mesures_2col" draw:style-name="Mgr3" draw:text-style-name="MP3" svg:x1="9.477cm" svg:y1="1.979cm" svg:x2="9.477cm" svg:y2="27.016cm"><text:p/></draw:line><draw:g text:anchor-type="paragraph" draw:z-index="12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25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4" draw:name="Ligne_Entete_Pair_Mesures_2col" draw:style-name="Mgr3" draw:text-style-name="MP3" svg:x1="16.023cm" svg:y1="0.36cm" svg:x2="20.496cm" svg:y2="0.36cm"><text:p/></draw:line><draw:line text:anchor-type="paragraph" draw:z-index="50" draw:name="Ligne_Verticale_Pair_Mesures_2col" draw:style-name="Mgr3" draw:text-style-name="MP3" svg:x1="9.502cm" svg:y1="2.046cm" svg:x2="9.502cm" svg:y2="27.083cm"><text:p/></draw:line><draw:g text:anchor-type="paragraph" draw:z-index="13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22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6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Entete_Impair_Mesures_1col" draw:style-name="Mgr3" draw:text-style-name="MP3" svg:x1="16.023cm" svg:y1="0.36cm" svg:x2="20.496cm" svg:y2="0.36cm"><text:p/></draw:line><draw:g text:anchor-type="paragraph" draw:z-index="10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23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7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Entete_Pair_Mesures_1col" draw:style-name="Mgr3" draw:text-style-name="MP3" svg:x1="16.023cm" svg:y1="0.36cm" svg:x2="20.496cm" svg:y2="0.36cm"><text:p/></draw:line><draw:g text:anchor-type="paragraph" draw:z-index="11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72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3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Impair_Donnees_2col" draw:style-name="Mgr7" draw:text-style-name="MP3" svg:x1="16.023cm" svg:y1="0.36cm" svg:x2="20.496cm" svg:y2="0.36cm"><text:p/></draw:line><draw:line text:anchor-type="paragraph" draw:z-index="47" draw:name="Ligne_Verticale_Impair_Donnees_2col" draw:style-name="Mgr7" draw:text-style-name="MP3" svg:x1="9.477cm" svg:y1="2.007cm" svg:x2="9.477cm" svg:y2="27.044cm"><text:p/></draw:line><draw:g text:anchor-type="paragraph" draw:z-index="6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51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4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" draw:name="Ligne_Entete_Pair_Donnees_2col" draw:style-name="Mgr7" draw:text-style-name="MP3" svg:x1="16.023cm" svg:y1="0.36cm" svg:x2="20.496cm" svg:y2="0.36cm"><text:p/></draw:line><draw:line text:anchor-type="paragraph" draw:z-index="48" draw:name="Ligne_Verticale_Pair_Donnees_2col" draw:style-name="Mgr7" draw:text-style-name="MP3" svg:x1="9.533cm" svg:y1="1.949cm" svg:x2="9.533cm" svg:y2="26.986cm"><text:p/></draw:line><draw:g text:anchor-type="paragraph" draw:z-index="9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66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68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" draw:name="Ligne_Entete_Impair_Donnees_1col" draw:style-name="Mgr7" draw:text-style-name="MP3" svg:x1="16.023cm" svg:y1="0.36cm" svg:x2="20.496cm" svg:y2="0.36cm"><text:p/></draw:line><draw:g text:anchor-type="paragraph" draw:z-index="7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67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69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Pair_Donnees_1col" draw:style-name="Mgr7" draw:text-style-name="MP3" svg:x1="16.023cm" svg:y1="0.36cm" svg:x2="20.496cm" svg:y2="0.36cm"><text:p/></draw:line><draw:g text:anchor-type="paragraph" draw:z-index="8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4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4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16" draw:name="Ligne_Entete_Impair_Geometrie_2col" draw:style-name="Mgr10" draw:text-style-name="MP3" svg:x1="55.598cm" svg:y1="0.36cm" svg:x2="45.833cm" svg:y2="0.36cm"><text:p/></draw:line><draw:line text:anchor-type="paragraph" draw:z-index="45" draw:name="Ligne_Verticale_Impair_Geometrie_2col" draw:style-name="Mgr10" draw:text-style-name="MP3" svg:x1="9.477cm" svg:y1="1.949cm" svg:x2="9.477cm" svg:y2="26.986cm"><text:p/></draw:line><draw:g text:anchor-type="paragraph" draw:z-index="4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Pavés et prismes droits</text:span></text:p>
      </style:header>
      <style:header-left>
        <text:p text:style-name="MP25"><draw:path text:anchor-type="paragraph" draw:z-index="15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5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17" draw:name="Ligne_Entete_Pair_Geometrie_2col" draw:style-name="Mgr10" draw:text-style-name="MP3" svg:x1="55.597cm" svg:y1="0.36cm" svg:x2="45.552cm" svg:y2="0.36cm"><text:p/></draw:line><draw:line text:anchor-type="paragraph" draw:z-index="46" draw:name="Ligne_Verticale_Pair_Geometrie_2col" draw:style-name="Mgr10" draw:text-style-name="MP3" svg:x1="9.477cm" svg:y1="2.028cm" svg:x2="9.477cm" svg:y2="27.065cm"><text:p/></draw:line><draw:g text:anchor-type="paragraph" draw:z-index="5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Pavés et prismes droits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70"><draw:text-box fo:min-height="0.499cm" fo:min-width="5.126cm"><text:h text:style-name="MP7" text:outline-level="1">Solid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71"><draw:text-box fo:min-height="0.425cm" fo:min-width="6.994cm"><text:h text:style-name="MP9" text:outline-level="1">Solid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60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63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61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62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52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5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Numerique_2col" draw:style-name="Mgr14" draw:text-style-name="MP3" svg:x1="16.023cm" svg:y1="0.36cm" svg:x2="20.496cm" svg:y2="0.36cm"><text:p/></draw:line><draw:line text:anchor-type="paragraph" draw:z-index="57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54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55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6" draw:name="Ligne_Entete_Pair_Numerique_2col" draw:style-name="Mgr14" draw:text-style-name="MP3" svg:x1="16.023cm" svg:y1="0.36cm" svg:x2="20.496cm" svg:y2="0.36cm"><text:p/></draw:line><draw:line text:anchor-type="paragraph" draw:z-index="58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21:35:22.648000000</meta:creation-date>
    <dc:date>2024-07-14T18:33:27.340000000</dc:date>
    <meta:editing-duration>PT10H25M18S</meta:editing-duration>
    <meta:editing-cycles>30</meta:editing-cycles>
    <meta:generator>LibreOffice/24.2.5.2$Windows_X86_64 LibreOffice_project/bffef4ea93e59bebbeaf7f431bb02b1a39ee8a59</meta:generator>
    <meta:print-date>2024-07-13T21:18:04.719000000</meta:print-date>
    <meta:printed-by>Fichiers PDF</meta:printed-by>
    <meta:document-statistic meta:table-count="2" meta:image-count="0" meta:object-count="2" meta:page-count="2" meta:paragraph-count="114" meta:word-count="474" meta:character-count="2813" meta:non-whitespace-character-count="2395"/>
    <meta:template xlink:type="simple" xlink:actuate="onRequest" xlink:title="Modele_Cahier" xlink:href="../../../../../../../../.config/libreoffice/4/user/template/Modele_Cahier.ott" meta:date="2024-07-02T06:57:52.797270448"/>
  </office:meta>
</office:document-meta>
</file>

<file path=Object 1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

<file path=Object 2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